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k, 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vg</text:p>
          </table:table-cell>
          <table:table-cell table:formula="of:=SUM([.F7:.F88])" office:value-type="float" office:value="2.69003689989966" calcext:value-type="float">
            <text:p>2.6900368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, a, p</text:p>
          </table:table-cell>
          <table:table-cell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iscrete Weibull CDF Man</text:p>
          </table:table-cell>
          <table:table-cell office:value-type="string" calcext:value-type="string">
            <text:p>avg t1</text:p>
          </table:table-cell>
          <table:table-cell office:value-type="string" calcext:value-type="string">
            <text:p>avg t2</text:p>
          </table:table-cell>
          <table:table-cell office:value-type="string" calcext:value-type="string">
            <text:p>avg t3</text:p>
          </table:table-cell>
          <table:table-cell/>
          <table:table-cell office:value-type="string" calcext:value-type="string">
            <text:p>Weibull CDF Man</text:p>
          </table:table-cell>
          <table:table-cell office:value-type="string" calcext:value-type="string">
            <text:p>Weibull CDF LO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-(1-[.$C$4])^(([.B7]+1)^[.$C$3])" office:value-type="float" office:value="0.1" calcext:value-type="float">
            <text:p>0.1</text:p>
          </table:table-cell>
          <table:table-cell table:formula="of:=((1-[.$C$4])^[.B7])^[.$C$3]" office:value-type="float" office:value="1" calcext:value-type="float">
            <text:p>1</text:p>
          </table:table-cell>
          <table:table-cell table:formula="of:=((1-[.$C$4])^([.B7]+1))^[.$C$3]" office:value-type="float" office:value="0.729" calcext:value-type="float">
            <text:p>0.729</text:p>
          </table:table-cell>
          <table:table-cell table:formula="of:=([.D7]-[.E7])*[.B7]" office:value-type="float" office:value="0" calcext:value-type="float">
            <text:p>0</text:p>
          </table:table-cell>
          <table:table-cell/>
          <table:table-cell table:formula="of:=1-EXP(-(([.B7]/[.$C$4])^[.$C$3]))" office:value-type="float" office:value="0" calcext:value-type="float">
            <text:p>0</text:p>
          </table:table-cell>
          <table:table-cell table:formula="of:=WEIBULL([.B7];[.$C$3];[.$C$4];1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-(1-[.$C$4])^(([.B8]+1)^[.$C$3])" office:value-type="float" office:value="0.56953279" calcext:value-type="float">
            <text:p>0.56953279</text:p>
          </table:table-cell>
          <table:table-cell table:formula="of:=((1-[.$C$4])^[.B8])^[.$C$3]" office:value-type="float" office:value="0.729" calcext:value-type="float">
            <text:p>0.729</text:p>
          </table:table-cell>
          <table:table-cell table:formula="of:=((1-[.$C$4])^([.B8]+1))^[.$C$3]" office:value-type="float" office:value="0.531441" calcext:value-type="float">
            <text:p>0.531441</text:p>
          </table:table-cell>
          <table:table-cell table:formula="of:=([.D8]-[.E8])*[.B8]" office:value-type="float" office:value="0.197559" calcext:value-type="float">
            <text:p>0.197559</text:p>
          </table:table-cell>
          <table:table-cell/>
          <table:table-cell table:formula="of:=1-EXP(-(([.B8]/[.$C$4])^[.$C$3]))" office:value-type="float" office:value="1" calcext:value-type="float">
            <text:p>1</text:p>
          </table:table-cell>
          <table:table-cell table:formula="of:=WEIBULL([.B8];[.$C$3];[.$C$4];1)" office:value-type="float" office:value="1" calcext:value-type="float">
            <text:p>1</text:p>
          </table:table-cell>
          <table:table-cell/>
          <table:table-cell table:formula="of:=10^3^2" office:value-type="float" office:value="1000000" calcext:value-type="float">
            <text:p>1000000</text:p>
          </table:table-cell>
          <table:table-cell table:formula="of:=10^(3^2)" office:value-type="float" office:value="1000000000" calcext:value-type="float">
            <text:p>1000000000</text:p>
          </table:table-cell>
          <table:table-cell table:formula="of:=10^3^2"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-(1-[.$C$4])^(([.B9]+1)^[.$C$3])" office:value-type="float" office:value="0.94185026299696" calcext:value-type="float">
            <text:p>0.941850263</text:p>
          </table:table-cell>
          <table:table-cell table:formula="of:=((1-[.$C$4])^[.B9])^[.$C$3]" office:value-type="float" office:value="0.531441" calcext:value-type="float">
            <text:p>0.531441</text:p>
          </table:table-cell>
          <table:table-cell table:formula="of:=((1-[.$C$4])^([.B9]+1))^[.$C$3]" office:value-type="float" office:value="0.387420489" calcext:value-type="float">
            <text:p>0.387420489</text:p>
          </table:table-cell>
          <table:table-cell table:formula="of:=([.D9]-[.E9])*[.B9]" office:value-type="float" office:value="0.288041022" calcext:value-type="float">
            <text:p>0.288041022</text:p>
          </table:table-cell>
          <table:table-cell/>
          <table:table-cell table:formula="of:=1-EXP(-(([.B9]/[.$C$4])^[.$C$3]))" office:value-type="float" office:value="1" calcext:value-type="float">
            <text:p>1</text:p>
          </table:table-cell>
          <table:table-cell table:formula="of:=WEIBULL([.B9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-(1-[.$C$4])^(([.B10]+1)^[.$C$3])" office:value-type="float" office:value="0.998820981542226" calcext:value-type="float">
            <text:p>0.9988209815</text:p>
          </table:table-cell>
          <table:table-cell table:formula="of:=((1-[.$C$4])^[.B10])^[.$C$3]" office:value-type="float" office:value="0.387420489" calcext:value-type="float">
            <text:p>0.387420489</text:p>
          </table:table-cell>
          <table:table-cell table:formula="of:=((1-[.$C$4])^([.B10]+1))^[.$C$3]" office:value-type="float" office:value="0.282429536481" calcext:value-type="float">
            <text:p>0.2824295365</text:p>
          </table:table-cell>
          <table:table-cell table:formula="of:=([.D10]-[.E10])*[.B10]" office:value-type="float" office:value="0.314972857557" calcext:value-type="float">
            <text:p>0.3149728576</text:p>
          </table:table-cell>
          <table:table-cell/>
          <table:table-cell table:formula="of:=1-EXP(-(([.B10]/[.$C$4])^[.$C$3]))" office:value-type="float" office:value="1" calcext:value-type="float">
            <text:p>1</text:p>
          </table:table-cell>
          <table:table-cell table:formula="of:=WEIBULL([.B10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-(1-[.$C$4])^(([.B11]+1)^[.$C$3])" office:value-type="float" office:value="0.999998093162519" calcext:value-type="float">
            <text:p>0.9999980932</text:p>
          </table:table-cell>
          <table:table-cell table:formula="of:=((1-[.$C$4])^[.B11])^[.$C$3]" office:value-type="float" office:value="0.282429536481" calcext:value-type="float">
            <text:p>0.2824295365</text:p>
          </table:table-cell>
          <table:table-cell table:formula="of:=((1-[.$C$4])^([.B11]+1))^[.$C$3]" office:value-type="float" office:value="0.205891132094649" calcext:value-type="float">
            <text:p>0.2058911321</text:p>
          </table:table-cell>
          <table:table-cell table:formula="of:=([.D11]-[.E11])*[.B11]" office:value-type="float" office:value="0.306153617545404" calcext:value-type="float">
            <text:p>0.3061536175</text:p>
          </table:table-cell>
          <table:table-cell/>
          <table:table-cell table:formula="of:=1-EXP(-(([.B11]/[.$C$4])^[.$C$3]))" office:value-type="float" office:value="1" calcext:value-type="float">
            <text:p>1</text:p>
          </table:table-cell>
          <table:table-cell table:formula="of:=WEIBULL([.B11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-(1-[.$C$4])^(([.B12]+1)^[.$C$3])" office:value-type="float" office:value="0.999999999869268" calcext:value-type="float">
            <text:p>0.9999999999</text:p>
          </table:table-cell>
          <table:table-cell table:formula="of:=((1-[.$C$4])^[.B12])^[.$C$3]" office:value-type="float" office:value="0.205891132094649" calcext:value-type="float">
            <text:p>0.2058911321</text:p>
          </table:table-cell>
          <table:table-cell table:formula="of:=((1-[.$C$4])^([.B12]+1))^[.$C$3]" office:value-type="float" office:value="0.150094635296999" calcext:value-type="float">
            <text:p>0.1500946353</text:p>
          </table:table-cell>
          <table:table-cell table:formula="of:=([.D12]-[.E12])*[.B12]" office:value-type="float" office:value="0.27898248398825" calcext:value-type="float">
            <text:p>0.278982484</text:p>
          </table:table-cell>
          <table:table-cell/>
          <table:table-cell table:formula="of:=1-EXP(-(([.B12]/[.$C$4])^[.$C$3]))" office:value-type="float" office:value="1" calcext:value-type="float">
            <text:p>1</text:p>
          </table:table-cell>
          <table:table-cell table:formula="of:=WEIBULL([.B12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-(1-[.$C$4])^(([.B13]+1)^[.$C$3])" office:value-type="float" office:value="1" calcext:value-type="float">
            <text:p>1</text:p>
          </table:table-cell>
          <table:table-cell table:formula="of:=((1-[.$C$4])^[.B13])^[.$C$3]" office:value-type="float" office:value="0.150094635296999" calcext:value-type="float">
            <text:p>0.1500946353</text:p>
          </table:table-cell>
          <table:table-cell table:formula="of:=((1-[.$C$4])^([.B13]+1))^[.$C$3]" office:value-type="float" office:value="0.109418989131512" calcext:value-type="float">
            <text:p>0.1094189891</text:p>
          </table:table-cell>
          <table:table-cell table:formula="of:=([.D13]-[.E13])*[.B13]" office:value-type="float" office:value="0.24405387699292" calcext:value-type="float">
            <text:p>0.244053877</text:p>
          </table:table-cell>
          <table:table-cell/>
          <table:table-cell table:formula="of:=1-EXP(-(([.B13]/[.$C$4])^[.$C$3]))" office:value-type="float" office:value="1" calcext:value-type="float">
            <text:p>1</text:p>
          </table:table-cell>
          <table:table-cell table:formula="of:=WEIBULL([.B13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-(1-[.$C$4])^(([.B14]+1)^[.$C$3])" office:value-type="float" office:value="1" calcext:value-type="float">
            <text:p>1</text:p>
          </table:table-cell>
          <table:table-cell table:formula="of:=((1-[.$C$4])^[.B14])^[.$C$3]" office:value-type="float" office:value="0.109418989131512" calcext:value-type="float">
            <text:p>0.1094189891</text:p>
          </table:table-cell>
          <table:table-cell table:formula="of:=((1-[.$C$4])^([.B14]+1))^[.$C$3]" office:value-type="float" office:value="0.0797664430768726" calcext:value-type="float">
            <text:p>0.0797664431</text:p>
          </table:table-cell>
          <table:table-cell table:formula="of:=([.D14]-[.E14])*[.B14]" office:value-type="float" office:value="0.207567822382479" calcext:value-type="float">
            <text:p>0.2075678224</text:p>
          </table:table-cell>
          <table:table-cell/>
          <table:table-cell table:formula="of:=1-EXP(-(([.B14]/[.$C$4])^[.$C$3]))" office:value-type="float" office:value="1" calcext:value-type="float">
            <text:p>1</text:p>
          </table:table-cell>
          <table:table-cell table:formula="of:=WEIBULL([.B14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-(1-[.$C$4])^(([.B15]+1)^[.$C$3])" office:value-type="float" office:value="1" calcext:value-type="float">
            <text:p>1</text:p>
          </table:table-cell>
          <table:table-cell table:formula="of:=((1-[.$C$4])^[.B15])^[.$C$3]" office:value-type="float" office:value="0.0797664430768726" calcext:value-type="float">
            <text:p>0.0797664431</text:p>
          </table:table-cell>
          <table:table-cell table:formula="of:=((1-[.$C$4])^([.B15]+1))^[.$C$3]" office:value-type="float" office:value="0.0581497370030401" calcext:value-type="float">
            <text:p>0.058149737</text:p>
          </table:table-cell>
          <table:table-cell table:formula="of:=([.D15]-[.E15])*[.B15]" office:value-type="float" office:value="0.17293364859066" calcext:value-type="float">
            <text:p>0.1729336486</text:p>
          </table:table-cell>
          <table:table-cell/>
          <table:table-cell table:formula="of:=1-EXP(-(([.B15]/[.$C$4])^[.$C$3]))" office:value-type="float" office:value="1" calcext:value-type="float">
            <text:p>1</text:p>
          </table:table-cell>
          <table:table-cell table:formula="of:=WEIBULL([.B15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-(1-[.$C$4])^(([.B16]+1)^[.$C$3])" office:value-type="float" office:value="1" calcext:value-type="float">
            <text:p>1</text:p>
          </table:table-cell>
          <table:table-cell table:formula="of:=((1-[.$C$4])^[.B16])^[.$C$3]" office:value-type="float" office:value="0.0581497370030401" calcext:value-type="float">
            <text:p>0.058149737</text:p>
          </table:table-cell>
          <table:table-cell table:formula="of:=((1-[.$C$4])^([.B16]+1))^[.$C$3]" office:value-type="float" office:value="0.0423911582752162" calcext:value-type="float">
            <text:p>0.0423911583</text:p>
          </table:table-cell>
          <table:table-cell table:formula="of:=([.D16]-[.E16])*[.B16]" office:value-type="float" office:value="0.141827208550415" calcext:value-type="float">
            <text:p>0.1418272086</text:p>
          </table:table-cell>
          <table:table-cell/>
          <table:table-cell table:formula="of:=1-EXP(-(([.B16]/[.$C$4])^[.$C$3]))" office:value-type="float" office:value="1" calcext:value-type="float">
            <text:p>1</text:p>
          </table:table-cell>
          <table:table-cell table:formula="of:=WEIBULL([.B16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-(1-[.$C$4])^(([.B17]+1)^[.$C$3])" office:value-type="float" office:value="1" calcext:value-type="float">
            <text:p>1</text:p>
          </table:table-cell>
          <table:table-cell table:formula="of:=((1-[.$C$4])^[.B17])^[.$C$3]" office:value-type="float" office:value="0.0423911582752162" calcext:value-type="float">
            <text:p>0.0423911583</text:p>
          </table:table-cell>
          <table:table-cell table:formula="of:=((1-[.$C$4])^([.B17]+1))^[.$C$3]" office:value-type="float" office:value="0.0309031543826326" calcext:value-type="float">
            <text:p>0.0309031544</text:p>
          </table:table-cell>
          <table:table-cell table:formula="of:=([.D17]-[.E17])*[.B17]" office:value-type="float" office:value="0.114880038925836" calcext:value-type="float">
            <text:p>0.1148800389</text:p>
          </table:table-cell>
          <table:table-cell/>
          <table:table-cell table:formula="of:=1-EXP(-(([.B17]/[.$C$4])^[.$C$3]))" office:value-type="float" office:value="1" calcext:value-type="float">
            <text:p>1</text:p>
          </table:table-cell>
          <table:table-cell table:formula="of:=WEIBULL([.B17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1" calcext:value-type="float">
            <text:p>11</text:p>
          </table:table-cell>
          <table:table-cell table:formula="of:=1-(1-[.$C$4])^(([.B18]+1)^[.$C$3])" office:value-type="float" office:value="1" calcext:value-type="float">
            <text:p>1</text:p>
          </table:table-cell>
          <table:table-cell table:formula="of:=((1-[.$C$4])^[.B18])^[.$C$3]" office:value-type="float" office:value="0.0309031543826326" calcext:value-type="float">
            <text:p>0.0309031544</text:p>
          </table:table-cell>
          <table:table-cell table:formula="of:=((1-[.$C$4])^([.B18]+1))^[.$C$3]" office:value-type="float" office:value="0.0225283995449392" calcext:value-type="float">
            <text:p>0.0225283995</text:p>
          </table:table-cell>
          <table:table-cell table:formula="of:=([.D18]-[.E18])*[.B18]" office:value-type="float" office:value="0.0921223032146277" calcext:value-type="float">
            <text:p>0.0921223032</text:p>
          </table:table-cell>
          <table:table-cell/>
          <table:table-cell table:formula="of:=1-EXP(-(([.B18]/[.$C$4])^[.$C$3]))" office:value-type="float" office:value="1" calcext:value-type="float">
            <text:p>1</text:p>
          </table:table-cell>
          <table:table-cell table:formula="of:=WEIBULL([.B18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8]+1" office:value-type="float" office:value="12" calcext:value-type="float">
            <text:p>12</text:p>
          </table:table-cell>
          <table:table-cell table:formula="of:=1-(1-[.$C$4])^(([.B19]+1)^[.$C$3])" office:value-type="float" office:value="1" calcext:value-type="float">
            <text:p>1</text:p>
          </table:table-cell>
          <table:table-cell table:formula="of:=((1-[.$C$4])^[.B19])^[.$C$3]" office:value-type="float" office:value="0.0225283995449392" calcext:value-type="float">
            <text:p>0.0225283995</text:p>
          </table:table-cell>
          <table:table-cell table:formula="of:=((1-[.$C$4])^([.B19]+1))^[.$C$3]" office:value-type="float" office:value="0.0164232032682607" calcext:value-type="float">
            <text:p>0.0164232033</text:p>
          </table:table-cell>
          <table:table-cell table:formula="of:=([.D19]-[.E19])*[.B19]" office:value-type="float" office:value="0.0732623553201423" calcext:value-type="float">
            <text:p>0.0732623553</text:p>
          </table:table-cell>
          <table:table-cell/>
          <table:table-cell table:formula="of:=1-EXP(-(([.B19]/[.$C$4])^[.$C$3]))" office:value-type="float" office:value="1" calcext:value-type="float">
            <text:p>1</text:p>
          </table:table-cell>
          <table:table-cell table:formula="of:=WEIBULL([.B19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9]+1" office:value-type="float" office:value="13" calcext:value-type="float">
            <text:p>13</text:p>
          </table:table-cell>
          <table:table-cell table:formula="of:=1-(1-[.$C$4])^(([.B20]+1)^[.$C$3])" office:value-type="float" office:value="1" calcext:value-type="float">
            <text:p>1</text:p>
          </table:table-cell>
          <table:table-cell table:formula="of:=((1-[.$C$4])^[.B20])^[.$C$3]" office:value-type="float" office:value="0.0164232032682607" calcext:value-type="float">
            <text:p>0.0164232033</text:p>
          </table:table-cell>
          <table:table-cell table:formula="of:=((1-[.$C$4])^([.B20]+1))^[.$C$3]" office:value-type="float" office:value="0.011972515182562" calcext:value-type="float">
            <text:p>0.0119725152</text:p>
          </table:table-cell>
          <table:table-cell table:formula="of:=([.D20]-[.E20])*[.B20]" office:value-type="float" office:value="0.0578589451140823" calcext:value-type="float">
            <text:p>0.0578589451</text:p>
          </table:table-cell>
          <table:table-cell/>
          <table:table-cell table:formula="of:=1-EXP(-(([.B20]/[.$C$4])^[.$C$3]))" office:value-type="float" office:value="1" calcext:value-type="float">
            <text:p>1</text:p>
          </table:table-cell>
          <table:table-cell table:formula="of:=WEIBULL([.B20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0]+1" office:value-type="float" office:value="14" calcext:value-type="float">
            <text:p>14</text:p>
          </table:table-cell>
          <table:table-cell table:formula="of:=1-(1-[.$C$4])^(([.B21]+1)^[.$C$3])" office:value-type="float" office:value="1" calcext:value-type="float">
            <text:p>1</text:p>
          </table:table-cell>
          <table:table-cell table:formula="of:=((1-[.$C$4])^[.B21])^[.$C$3]" office:value-type="float" office:value="0.011972515182562" calcext:value-type="float">
            <text:p>0.0119725152</text:p>
          </table:table-cell>
          <table:table-cell table:formula="of:=((1-[.$C$4])^([.B21]+1))^[.$C$3]" office:value-type="float" office:value="0.00872796356808772" calcext:value-type="float">
            <text:p>0.0087279636</text:p>
          </table:table-cell>
          <table:table-cell table:formula="of:=([.D21]-[.E21])*[.B21]" office:value-type="float" office:value="0.0454237226026404" calcext:value-type="float">
            <text:p>0.0454237226</text:p>
          </table:table-cell>
          <table:table-cell/>
          <table:table-cell table:formula="of:=1-EXP(-(([.B21]/[.$C$4])^[.$C$3]))" office:value-type="float" office:value="1" calcext:value-type="float">
            <text:p>1</text:p>
          </table:table-cell>
          <table:table-cell table:formula="of:=WEIBULL([.B21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1]+1" office:value-type="float" office:value="15" calcext:value-type="float">
            <text:p>15</text:p>
          </table:table-cell>
          <table:table-cell table:formula="of:=1-(1-[.$C$4])^(([.B22]+1)^[.$C$3])" office:value-type="float" office:value="1" calcext:value-type="float">
            <text:p>1</text:p>
          </table:table-cell>
          <table:table-cell table:formula="of:=((1-[.$C$4])^[.B22])^[.$C$3]" office:value-type="float" office:value="0.00872796356808772" calcext:value-type="float">
            <text:p>0.0087279636</text:p>
          </table:table-cell>
          <table:table-cell table:formula="of:=((1-[.$C$4])^([.B22]+1))^[.$C$3]" office:value-type="float" office:value="0.00636268544113595" calcext:value-type="float">
            <text:p>0.0063626854</text:p>
          </table:table-cell>
          <table:table-cell table:formula="of:=([.D22]-[.E22])*[.B22]" office:value-type="float" office:value="0.0354791719042766" calcext:value-type="float">
            <text:p>0.0354791719</text:p>
          </table:table-cell>
          <table:table-cell/>
          <table:table-cell table:formula="of:=1-EXP(-(([.B22]/[.$C$4])^[.$C$3]))" office:value-type="float" office:value="1" calcext:value-type="float">
            <text:p>1</text:p>
          </table:table-cell>
          <table:table-cell table:formula="of:=WEIBULL([.B22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float" office:value="16" calcext:value-type="float">
            <text:p>16</text:p>
          </table:table-cell>
          <table:table-cell table:formula="of:=1-(1-[.$C$4])^(([.B23]+1)^[.$C$3])" office:value-type="float" office:value="1" calcext:value-type="float">
            <text:p>1</text:p>
          </table:table-cell>
          <table:table-cell table:formula="of:=((1-[.$C$4])^[.B23])^[.$C$3]" office:value-type="float" office:value="0.00636268544113595" calcext:value-type="float">
            <text:p>0.0063626854</text:p>
          </table:table-cell>
          <table:table-cell table:formula="of:=((1-[.$C$4])^([.B23]+1))^[.$C$3]" office:value-type="float" office:value="0.00463839768658811" calcext:value-type="float">
            <text:p>0.0046383977</text:p>
          </table:table-cell>
          <table:table-cell table:formula="of:=([.D23]-[.E23])*[.B23]" office:value-type="float" office:value="0.0275886040727654" calcext:value-type="float">
            <text:p>0.0275886041</text:p>
          </table:table-cell>
          <table:table-cell/>
          <table:table-cell table:formula="of:=1-EXP(-(([.B23]/[.$C$4])^[.$C$3]))" office:value-type="float" office:value="1" calcext:value-type="float">
            <text:p>1</text:p>
          </table:table-cell>
          <table:table-cell table:formula="of:=WEIBULL([.B23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float" office:value="17" calcext:value-type="float">
            <text:p>17</text:p>
          </table:table-cell>
          <table:table-cell table:formula="of:=1-(1-[.$C$4])^(([.B24]+1)^[.$C$3])" office:value-type="float" office:value="1" calcext:value-type="float">
            <text:p>1</text:p>
          </table:table-cell>
          <table:table-cell table:formula="of:=((1-[.$C$4])^[.B24])^[.$C$3]" office:value-type="float" office:value="0.00463839768658811" calcext:value-type="float">
            <text:p>0.0046383977</text:p>
          </table:table-cell>
          <table:table-cell table:formula="of:=((1-[.$C$4])^([.B24]+1))^[.$C$3]" office:value-type="float" office:value="0.00338139191352273" calcext:value-type="float">
            <text:p>0.0033813919</text:p>
          </table:table-cell>
          <table:table-cell table:formula="of:=([.D24]-[.E24])*[.B24]" office:value-type="float" office:value="0.0213690981421114" calcext:value-type="float">
            <text:p>0.0213690981</text:p>
          </table:table-cell>
          <table:table-cell/>
          <table:table-cell table:formula="of:=1-EXP(-(([.B24]/[.$C$4])^[.$C$3]))" office:value-type="float" office:value="1" calcext:value-type="float">
            <text:p>1</text:p>
          </table:table-cell>
          <table:table-cell table:formula="of:=WEIBULL([.B24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18" calcext:value-type="float">
            <text:p>18</text:p>
          </table:table-cell>
          <table:table-cell table:formula="of:=1-(1-[.$C$4])^(([.B25]+1)^[.$C$3])" office:value-type="float" office:value="1" calcext:value-type="float">
            <text:p>1</text:p>
          </table:table-cell>
          <table:table-cell table:formula="of:=((1-[.$C$4])^[.B25])^[.$C$3]" office:value-type="float" office:value="0.00338139191352273" calcext:value-type="float">
            <text:p>0.0033813919</text:p>
          </table:table-cell>
          <table:table-cell table:formula="of:=((1-[.$C$4])^([.B25]+1))^[.$C$3]" office:value-type="float" office:value="0.00246503470495807" calcext:value-type="float">
            <text:p>0.0024650347</text:p>
          </table:table-cell>
          <table:table-cell table:formula="of:=([.D25]-[.E25])*[.B25]" office:value-type="float" office:value="0.0164944297541639" calcext:value-type="float">
            <text:p>0.0164944298</text:p>
          </table:table-cell>
          <table:table-cell/>
          <table:table-cell table:formula="of:=1-EXP(-(([.B25]/[.$C$4])^[.$C$3]))" office:value-type="float" office:value="1" calcext:value-type="float">
            <text:p>1</text:p>
          </table:table-cell>
          <table:table-cell table:formula="of:=WEIBULL([.B25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19" calcext:value-type="float">
            <text:p>19</text:p>
          </table:table-cell>
          <table:table-cell table:formula="of:=1-(1-[.$C$4])^(([.B26]+1)^[.$C$3])" office:value-type="float" office:value="1" calcext:value-type="float">
            <text:p>1</text:p>
          </table:table-cell>
          <table:table-cell table:formula="of:=((1-[.$C$4])^[.B26])^[.$C$3]" office:value-type="float" office:value="0.00246503470495807" calcext:value-type="float">
            <text:p>0.0024650347</text:p>
          </table:table-cell>
          <table:table-cell table:formula="of:=((1-[.$C$4])^([.B26]+1))^[.$C$3]" office:value-type="float" office:value="0.00179701029991443" calcext:value-type="float">
            <text:p>0.0017970103</text:p>
          </table:table-cell>
          <table:table-cell table:formula="of:=([.D26]-[.E26])*[.B26]" office:value-type="float" office:value="0.0126924636958291" calcext:value-type="float">
            <text:p>0.0126924637</text:p>
          </table:table-cell>
          <table:table-cell/>
          <table:table-cell table:formula="of:=1-EXP(-(([.B26]/[.$C$4])^[.$C$3]))" office:value-type="float" office:value="1" calcext:value-type="float">
            <text:p>1</text:p>
          </table:table-cell>
          <table:table-cell table:formula="of:=WEIBULL([.B26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0" calcext:value-type="float">
            <text:p>20</text:p>
          </table:table-cell>
          <table:table-cell table:formula="of:=1-(1-[.$C$4])^(([.B27]+1)^[.$C$3])" office:value-type="float" office:value="1" calcext:value-type="float">
            <text:p>1</text:p>
          </table:table-cell>
          <table:table-cell table:formula="of:=((1-[.$C$4])^[.B27])^[.$C$3]" office:value-type="float" office:value="0.00179701029991443" calcext:value-type="float">
            <text:p>0.0017970103</text:p>
          </table:table-cell>
          <table:table-cell table:formula="of:=((1-[.$C$4])^([.B27]+1))^[.$C$3]" office:value-type="float" office:value="0.00131002050863762" calcext:value-type="float">
            <text:p>0.0013100205</text:p>
          </table:table-cell>
          <table:table-cell table:formula="of:=([.D27]-[.E27])*[.B27]" office:value-type="float" office:value="0.00973979582553623" calcext:value-type="float">
            <text:p>0.0097397958</text:p>
          </table:table-cell>
          <table:table-cell/>
          <table:table-cell table:formula="of:=1-EXP(-(([.B27]/[.$C$4])^[.$C$3]))" office:value-type="float" office:value="1" calcext:value-type="float">
            <text:p>1</text:p>
          </table:table-cell>
          <table:table-cell table:formula="of:=WEIBULL([.B27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1" calcext:value-type="float">
            <text:p>21</text:p>
          </table:table-cell>
          <table:table-cell table:formula="of:=1-(1-[.$C$4])^(([.B28]+1)^[.$C$3])" office:value-type="float" office:value="1" calcext:value-type="float">
            <text:p>1</text:p>
          </table:table-cell>
          <table:table-cell table:formula="of:=((1-[.$C$4])^[.B28])^[.$C$3]" office:value-type="float" office:value="0.00131002050863762" calcext:value-type="float">
            <text:p>0.0013100205</text:p>
          </table:table-cell>
          <table:table-cell table:formula="of:=((1-[.$C$4])^([.B28]+1))^[.$C$3]" office:value-type="float" office:value="0.000955004950796827" calcext:value-type="float">
            <text:p>0.000955005</text:p>
          </table:table-cell>
          <table:table-cell table:formula="of:=([.D28]-[.E28])*[.B28]" office:value-type="float" office:value="0.00745532671465671" calcext:value-type="float">
            <text:p>0.0074553267</text:p>
          </table:table-cell>
          <table:table-cell/>
          <table:table-cell table:formula="of:=1-EXP(-(([.B28]/[.$C$4])^[.$C$3]))" office:value-type="float" office:value="1" calcext:value-type="float">
            <text:p>1</text:p>
          </table:table-cell>
          <table:table-cell table:formula="of:=WEIBULL([.B28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2" calcext:value-type="float">
            <text:p>22</text:p>
          </table:table-cell>
          <table:table-cell table:formula="of:=1-(1-[.$C$4])^(([.B29]+1)^[.$C$3])" office:value-type="float" office:value="1" calcext:value-type="float">
            <text:p>1</text:p>
          </table:table-cell>
          <table:table-cell table:formula="of:=((1-[.$C$4])^[.B29])^[.$C$3]" office:value-type="float" office:value="0.000955004950796827" calcext:value-type="float">
            <text:p>0.000955005</text:p>
          </table:table-cell>
          <table:table-cell table:formula="of:=((1-[.$C$4])^([.B29]+1))^[.$C$3]" office:value-type="float" office:value="0.000696198609130887" calcext:value-type="float">
            <text:p>0.0006961986</text:p>
          </table:table-cell>
          <table:table-cell table:formula="of:=([.D29]-[.E29])*[.B29]" office:value-type="float" office:value="0.00569373951665068" calcext:value-type="float">
            <text:p>0.0056937395</text:p>
          </table:table-cell>
          <table:table-cell/>
          <table:table-cell table:formula="of:=1-EXP(-(([.B29]/[.$C$4])^[.$C$3]))" office:value-type="float" office:value="1" calcext:value-type="float">
            <text:p>1</text:p>
          </table:table-cell>
          <table:table-cell table:formula="of:=WEIBULL([.B29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3" calcext:value-type="float">
            <text:p>23</text:p>
          </table:table-cell>
          <table:table-cell table:formula="of:=1-(1-[.$C$4])^(([.B30]+1)^[.$C$3])" office:value-type="float" office:value="1" calcext:value-type="float">
            <text:p>1</text:p>
          </table:table-cell>
          <table:table-cell table:formula="of:=((1-[.$C$4])^[.B30])^[.$C$3]" office:value-type="float" office:value="0.000696198609130887" calcext:value-type="float">
            <text:p>0.0006961986</text:p>
          </table:table-cell>
          <table:table-cell table:formula="of:=((1-[.$C$4])^([.B30]+1))^[.$C$3]" office:value-type="float" office:value="0.000507528786056417" calcext:value-type="float">
            <text:p>0.0005075288</text:p>
          </table:table-cell>
          <table:table-cell table:formula="of:=([.D30]-[.E30])*[.B30]" office:value-type="float" office:value="0.00433940593071282" calcext:value-type="float">
            <text:p>0.0043394059</text:p>
          </table:table-cell>
          <table:table-cell/>
          <table:table-cell table:formula="of:=1-EXP(-(([.B30]/[.$C$4])^[.$C$3]))" office:value-type="float" office:value="1" calcext:value-type="float">
            <text:p>1</text:p>
          </table:table-cell>
          <table:table-cell table:formula="of:=WEIBULL([.B30];[.$C$3];[.$C$4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4" calcext:value-type="float">
            <text:p>24</text:p>
          </table:table-cell>
          <table:table-cell table:formula="of:=1-(1-[.$C$4])^(([.B31]+1)^[.$C$3])" office:value-type="float" office:value="1" calcext:value-type="float">
            <text:p>1</text:p>
          </table:table-cell>
          <table:table-cell table:formula="of:=((1-[.$C$4])^[.B31])^[.$C$3]" office:value-type="float" office:value="0.000507528786056417" calcext:value-type="float">
            <text:p>0.0005075288</text:p>
          </table:table-cell>
          <table:table-cell table:formula="of:=((1-[.$C$4])^([.B31]+1))^[.$C$3]" office:value-type="float" office:value="0.000369988485035128" calcext:value-type="float">
            <text:p>0.0003699885</text:p>
          </table:table-cell>
          <table:table-cell table:formula="of:=([.D31]-[.E31])*[.B31]" office:value-type="float" office:value="0.00330096722451093" calcext:value-type="float">
            <text:p>0.0033009672</text:p>
          </table:table-cell>
          <table:table-cell table:number-columns-repeated="7"/>
        </table:table-row>
        <table:table-row table:style-name="ro1">
          <table:table-cell/>
          <table:table-cell table:formula="of:=[.B31]+1" office:value-type="float" office:value="25" calcext:value-type="float">
            <text:p>25</text:p>
          </table:table-cell>
          <table:table-cell table:formula="of:=1-(1-[.$C$4])^(([.B32]+1)^[.$C$3])" office:value-type="float" office:value="1" calcext:value-type="float">
            <text:p>1</text:p>
          </table:table-cell>
          <table:table-cell table:formula="of:=((1-[.$C$4])^[.B32])^[.$C$3]" office:value-type="float" office:value="0.000369988485035128" calcext:value-type="float">
            <text:p>0.0003699885</text:p>
          </table:table-cell>
          <table:table-cell table:formula="of:=((1-[.$C$4])^([.B32]+1))^[.$C$3]" office:value-type="float" office:value="0.000269721605590608" calcext:value-type="float">
            <text:p>0.0002697216</text:p>
          </table:table-cell>
          <table:table-cell table:formula="of:=([.D32]-[.E32])*[.B32]" office:value-type="float" office:value="0.00250667198611299" calcext:value-type="float">
            <text:p>0.002506672</text:p>
          </table:table-cell>
          <table:table-cell table:number-columns-repeated="7"/>
        </table:table-row>
        <table:table-row table:style-name="ro1">
          <table:table-cell/>
          <table:table-cell table:formula="of:=[.B32]+1" office:value-type="float" office:value="26" calcext:value-type="float">
            <text:p>26</text:p>
          </table:table-cell>
          <table:table-cell table:formula="of:=1-(1-[.$C$4])^(([.B33]+1)^[.$C$3])" office:value-type="float" office:value="1" calcext:value-type="float">
            <text:p>1</text:p>
          </table:table-cell>
          <table:table-cell table:formula="of:=((1-[.$C$4])^[.B33])^[.$C$3]" office:value-type="float" office:value="0.000269721605590608" calcext:value-type="float">
            <text:p>0.0002697216</text:p>
          </table:table-cell>
          <table:table-cell table:formula="of:=((1-[.$C$4])^([.B33]+1))^[.$C$3]" office:value-type="float" office:value="0.000196627050475553" calcext:value-type="float">
            <text:p>0.0001966271</text:p>
          </table:table-cell>
          <table:table-cell table:formula="of:=([.D33]-[.E33])*[.B33]" office:value-type="float" office:value="0.00190045843299143" calcext:value-type="float">
            <text:p>0.0019004584</text:p>
          </table:table-cell>
          <table:table-cell table:number-columns-repeated="7"/>
        </table:table-row>
        <table:table-row table:style-name="ro1">
          <table:table-cell/>
          <table:table-cell table:formula="of:=[.B33]+1" office:value-type="float" office:value="27" calcext:value-type="float">
            <text:p>27</text:p>
          </table:table-cell>
          <table:table-cell table:formula="of:=1-(1-[.$C$4])^(([.B34]+1)^[.$C$3])" office:value-type="float" office:value="1" calcext:value-type="float">
            <text:p>1</text:p>
          </table:table-cell>
          <table:table-cell table:formula="of:=((1-[.$C$4])^[.B34])^[.$C$3]" office:value-type="float" office:value="0.000196627050475553" calcext:value-type="float">
            <text:p>0.0001966271</text:p>
          </table:table-cell>
          <table:table-cell table:formula="of:=((1-[.$C$4])^([.B34]+1))^[.$C$3]" office:value-type="float" office:value="0.000143341119796678" calcext:value-type="float">
            <text:p>0.0001433411</text:p>
          </table:table-cell>
          <table:table-cell table:formula="of:=([.D34]-[.E34])*[.B34]" office:value-type="float" office:value="0.00143872012832962" calcext:value-type="float">
            <text:p>0.0014387201</text:p>
          </table:table-cell>
          <table:table-cell table:number-columns-repeated="7"/>
        </table:table-row>
        <table:table-row table:style-name="ro1">
          <table:table-cell/>
          <table:table-cell table:formula="of:=[.B34]+1" office:value-type="float" office:value="28" calcext:value-type="float">
            <text:p>28</text:p>
          </table:table-cell>
          <table:table-cell table:formula="of:=1-(1-[.$C$4])^(([.B35]+1)^[.$C$3])" office:value-type="float" office:value="1" calcext:value-type="float">
            <text:p>1</text:p>
          </table:table-cell>
          <table:table-cell table:formula="of:=((1-[.$C$4])^[.B35])^[.$C$3]" office:value-type="float" office:value="0.000143341119796678" calcext:value-type="float">
            <text:p>0.0001433411</text:p>
          </table:table-cell>
          <table:table-cell table:formula="of:=((1-[.$C$4])^([.B35]+1))^[.$C$3]" office:value-type="float" office:value="0.000104495676331779" calcext:value-type="float">
            <text:p>0.0001044957</text:p>
          </table:table-cell>
          <table:table-cell table:formula="of:=([.D35]-[.E35])*[.B35]" office:value-type="float" office:value="0.0010876724170172" calcext:value-type="float">
            <text:p>0.0010876724</text:p>
          </table:table-cell>
          <table:table-cell table:number-columns-repeated="7"/>
        </table:table-row>
        <table:table-row table:style-name="ro1">
          <table:table-cell/>
          <table:table-cell table:formula="of:=[.B35]+1" office:value-type="float" office:value="29" calcext:value-type="float">
            <text:p>29</text:p>
          </table:table-cell>
          <table:table-cell table:formula="of:=1-(1-[.$C$4])^(([.B36]+1)^[.$C$3])" office:value-type="float" office:value="1" calcext:value-type="float">
            <text:p>1</text:p>
          </table:table-cell>
          <table:table-cell table:formula="of:=((1-[.$C$4])^[.B36])^[.$C$3]" office:value-type="float" office:value="0.000104495676331779" calcext:value-type="float">
            <text:p>0.0001044957</text:p>
          </table:table-cell>
          <table:table-cell table:formula="of:=((1-[.$C$4])^([.B36]+1))^[.$C$3]" office:value-type="float" office:value="0.0000761773480458666" calcext:value-type="float">
            <text:p>7.61773480458666E-005</text:p>
          </table:table-cell>
          <table:table-cell table:formula="of:=([.D36]-[.E36])*[.B36]" office:value-type="float" office:value="0.000821231520291448" calcext:value-type="float">
            <text:p>0.0008212315</text:p>
          </table:table-cell>
          <table:table-cell table:number-columns-repeated="7"/>
        </table:table-row>
        <table:table-row table:style-name="ro1">
          <table:table-cell/>
          <table:table-cell table:formula="of:=[.B36]+1" office:value-type="float" office:value="30" calcext:value-type="float">
            <text:p>30</text:p>
          </table:table-cell>
          <table:table-cell table:formula="of:=1-(1-[.$C$4])^(([.B37]+1)^[.$C$3])" office:value-type="float" office:value="1" calcext:value-type="float">
            <text:p>1</text:p>
          </table:table-cell>
          <table:table-cell table:formula="of:=((1-[.$C$4])^[.B37])^[.$C$3]" office:value-type="float" office:value="0.0000761773480458666" calcext:value-type="float">
            <text:p>7.61773480458666E-005</text:p>
          </table:table-cell>
          <table:table-cell table:formula="of:=((1-[.$C$4])^([.B37]+1))^[.$C$3]" office:value-type="float" office:value="0.0000555332867254367" calcext:value-type="float">
            <text:p>5.55332867254367E-005</text:p>
          </table:table-cell>
          <table:table-cell table:formula="of:=([.D37]-[.E37])*[.B37]" office:value-type="float" office:value="0.000619321839612895" calcext:value-type="float">
            <text:p>0.0006193218</text:p>
          </table:table-cell>
          <table:table-cell table:number-columns-repeated="7"/>
        </table:table-row>
        <table:table-row table:style-name="ro1">
          <table:table-cell/>
          <table:table-cell table:formula="of:=[.B37]+1" office:value-type="float" office:value="31" calcext:value-type="float">
            <text:p>31</text:p>
          </table:table-cell>
          <table:table-cell table:formula="of:=1-(1-[.$C$4])^(([.B38]+1)^[.$C$3])" office:value-type="float" office:value="1" calcext:value-type="float">
            <text:p>1</text:p>
          </table:table-cell>
          <table:table-cell table:formula="of:=((1-[.$C$4])^[.B38])^[.$C$3]" office:value-type="float" office:value="0.0000555332867254367" calcext:value-type="float">
            <text:p>5.55332867254367E-005</text:p>
          </table:table-cell>
          <table:table-cell table:formula="of:=((1-[.$C$4])^([.B38]+1))^[.$C$3]" office:value-type="float" office:value="0.0000404837660228434" calcext:value-type="float">
            <text:p>4.04837660228434E-005</text:p>
          </table:table-cell>
          <table:table-cell table:formula="of:=([.D38]-[.E38])*[.B38]" office:value-type="float" office:value="0.000466535141780394" calcext:value-type="float">
            <text:p>0.0004665351</text:p>
          </table:table-cell>
          <table:table-cell table:number-columns-repeated="7"/>
        </table:table-row>
        <table:table-row table:style-name="ro1">
          <table:table-cell/>
          <table:table-cell table:formula="of:=[.B38]+1" office:value-type="float" office:value="32" calcext:value-type="float">
            <text:p>32</text:p>
          </table:table-cell>
          <table:table-cell table:formula="of:=1-(1-[.$C$4])^(([.B39]+1)^[.$C$3])" office:value-type="float" office:value="1" calcext:value-type="float">
            <text:p>1</text:p>
          </table:table-cell>
          <table:table-cell table:formula="of:=((1-[.$C$4])^[.B39])^[.$C$3]" office:value-type="float" office:value="0.0000404837660228434" calcext:value-type="float">
            <text:p>4.04837660228434E-005</text:p>
          </table:table-cell>
          <table:table-cell table:formula="of:=((1-[.$C$4])^([.B39]+1))^[.$C$3]" office:value-type="float" office:value="0.0000295126654306528" calcext:value-type="float">
            <text:p>2.95126654306528E-005</text:p>
          </table:table-cell>
          <table:table-cell table:formula="of:=([.D39]-[.E39])*[.B39]" office:value-type="float" office:value="0.000351075218950098" calcext:value-type="float">
            <text:p>0.0003510752</text:p>
          </table:table-cell>
          <table:table-cell table:number-columns-repeated="7"/>
        </table:table-row>
        <table:table-row table:style-name="ro1">
          <table:table-cell/>
          <table:table-cell table:formula="of:=[.B39]+1" office:value-type="float" office:value="33" calcext:value-type="float">
            <text:p>33</text:p>
          </table:table-cell>
          <table:table-cell table:formula="of:=1-(1-[.$C$4])^(([.B40]+1)^[.$C$3])" office:value-type="float" office:value="1" calcext:value-type="float">
            <text:p>1</text:p>
          </table:table-cell>
          <table:table-cell table:formula="of:=((1-[.$C$4])^[.B40])^[.$C$3]" office:value-type="float" office:value="0.0000295126654306528" calcext:value-type="float">
            <text:p>2.95126654306528E-005</text:p>
          </table:table-cell>
          <table:table-cell table:formula="of:=((1-[.$C$4])^([.B40]+1))^[.$C$3]" office:value-type="float" office:value="0.0000215147330989459" calcext:value-type="float">
            <text:p>2.15147330989459E-005</text:p>
          </table:table-cell>
          <table:table-cell table:formula="of:=([.D40]-[.E40])*[.B40]" office:value-type="float" office:value="0.000263931766946328" calcext:value-type="float">
            <text:p>0.0002639318</text:p>
          </table:table-cell>
          <table:table-cell table:number-columns-repeated="7"/>
        </table:table-row>
        <table:table-row table:style-name="ro1">
          <table:table-cell/>
          <table:table-cell table:formula="of:=[.B40]+1" office:value-type="float" office:value="34" calcext:value-type="float">
            <text:p>34</text:p>
          </table:table-cell>
          <table:table-cell table:formula="of:=1-(1-[.$C$4])^(([.B41]+1)^[.$C$3])" office:value-type="float" office:value="1" calcext:value-type="float">
            <text:p>1</text:p>
          </table:table-cell>
          <table:table-cell table:formula="of:=((1-[.$C$4])^[.B41])^[.$C$3]" office:value-type="float" office:value="0.0000215147330989459" calcext:value-type="float">
            <text:p>2.15147330989459E-005</text:p>
          </table:table-cell>
          <table:table-cell table:formula="of:=((1-[.$C$4])^([.B41]+1))^[.$C$3]" office:value-type="float" office:value="0.0000156842404291316" calcext:value-type="float">
            <text:p>1.56842404291316E-005</text:p>
          </table:table-cell>
          <table:table-cell table:formula="of:=([.D41]-[.E41])*[.B41]" office:value-type="float" office:value="0.000198236750773688" calcext:value-type="float">
            <text:p>0.0001982368</text:p>
          </table:table-cell>
          <table:table-cell table:number-columns-repeated="7"/>
        </table:table-row>
        <table:table-row table:style-name="ro1">
          <table:table-cell/>
          <table:table-cell table:formula="of:=[.B41]+1" office:value-type="float" office:value="35" calcext:value-type="float">
            <text:p>35</text:p>
          </table:table-cell>
          <table:table-cell table:formula="of:=1-(1-[.$C$4])^(([.B42]+1)^[.$C$3])" office:value-type="float" office:value="1" calcext:value-type="float">
            <text:p>1</text:p>
          </table:table-cell>
          <table:table-cell table:formula="of:=((1-[.$C$4])^[.B42])^[.$C$3]" office:value-type="float" office:value="0.0000156842404291316" calcext:value-type="float">
            <text:p>1.56842404291316E-005</text:p>
          </table:table-cell>
          <table:table-cell table:formula="of:=((1-[.$C$4])^([.B42]+1))^[.$C$3]" office:value-type="float" office:value="0.0000114338112728369" calcext:value-type="float">
            <text:p>1.14338112728369E-005</text:p>
          </table:table-cell>
          <table:table-cell table:formula="of:=([.D42]-[.E42])*[.B42]" office:value-type="float" office:value="0.000148765020470313" calcext:value-type="float">
            <text:p>0.000148765</text:p>
          </table:table-cell>
          <table:table-cell table:number-columns-repeated="7"/>
        </table:table-row>
        <table:table-row table:style-name="ro1">
          <table:table-cell/>
          <table:table-cell table:formula="of:=[.B42]+1" office:value-type="float" office:value="36" calcext:value-type="float">
            <text:p>36</text:p>
          </table:table-cell>
          <table:table-cell table:formula="of:=1-(1-[.$C$4])^(([.B43]+1)^[.$C$3])" office:value-type="float" office:value="1" calcext:value-type="float">
            <text:p>1</text:p>
          </table:table-cell>
          <table:table-cell table:formula="of:=((1-[.$C$4])^[.B43])^[.$C$3]" office:value-type="float" office:value="0.0000114338112728369" calcext:value-type="float">
            <text:p>1.14338112728369E-005</text:p>
          </table:table-cell>
          <table:table-cell table:formula="of:=((1-[.$C$4])^([.B43]+1))^[.$C$3]" office:value-type="float" office:value="0.00000833524841789811" calcext:value-type="float">
            <text:p>8.33524841789811E-006</text:p>
          </table:table-cell>
          <table:table-cell table:formula="of:=([.D43]-[.E43])*[.B43]" office:value-type="float" office:value="0.000111548262777797" calcext:value-type="float">
            <text:p>0.0001115483</text:p>
          </table:table-cell>
          <table:table-cell table:number-columns-repeated="7"/>
        </table:table-row>
        <table:table-row table:style-name="ro1">
          <table:table-cell/>
          <table:table-cell table:formula="of:=[.B43]+1" office:value-type="float" office:value="37" calcext:value-type="float">
            <text:p>37</text:p>
          </table:table-cell>
          <table:table-cell table:formula="of:=1-(1-[.$C$4])^(([.B44]+1)^[.$C$3])" office:value-type="float" office:value="1" calcext:value-type="float">
            <text:p>1</text:p>
          </table:table-cell>
          <table:table-cell table:formula="of:=((1-[.$C$4])^[.B44])^[.$C$3]" office:value-type="float" office:value="0.00000833524841789811" calcext:value-type="float">
            <text:p>8.33524841789811E-006</text:p>
          </table:table-cell>
          <table:table-cell table:formula="of:=((1-[.$C$4])^([.B44]+1))^[.$C$3]" office:value-type="float" office:value="0.00000607639609664773" calcext:value-type="float">
            <text:p>6.07639609664773E-006</text:p>
          </table:table-cell>
          <table:table-cell table:formula="of:=([.D44]-[.E44])*[.B44]" office:value-type="float" office:value="0.0000835775358862642" calcext:value-type="float">
            <text:p>8.35775358862642E-005</text:p>
          </table:table-cell>
          <table:table-cell table:number-columns-repeated="7"/>
        </table:table-row>
        <table:table-row table:style-name="ro1">
          <table:table-cell/>
          <table:table-cell table:formula="of:=[.B44]+1" office:value-type="float" office:value="38" calcext:value-type="float">
            <text:p>38</text:p>
          </table:table-cell>
          <table:table-cell table:formula="of:=1-(1-[.$C$4])^(([.B45]+1)^[.$C$3])" office:value-type="float" office:value="1" calcext:value-type="float">
            <text:p>1</text:p>
          </table:table-cell>
          <table:table-cell table:formula="of:=((1-[.$C$4])^[.B45])^[.$C$3]" office:value-type="float" office:value="0.00000607639609664773" calcext:value-type="float">
            <text:p>6.07639609664773E-006</text:p>
          </table:table-cell>
          <table:table-cell table:formula="of:=((1-[.$C$4])^([.B45]+1))^[.$C$3]" office:value-type="float" office:value="0.00000442969275445619" calcext:value-type="float">
            <text:p>4.42969275445619E-006</text:p>
          </table:table-cell>
          <table:table-cell table:formula="of:=([.D45]-[.E45])*[.B45]" office:value-type="float" office:value="0.0000625747270032783" calcext:value-type="float">
            <text:p>6.25747270032783E-005</text:p>
          </table:table-cell>
          <table:table-cell table:number-columns-repeated="7"/>
        </table:table-row>
        <table:table-row table:style-name="ro1">
          <table:table-cell/>
          <table:table-cell table:formula="of:=[.B45]+1" office:value-type="float" office:value="39" calcext:value-type="float">
            <text:p>39</text:p>
          </table:table-cell>
          <table:table-cell table:formula="of:=1-(1-[.$C$4])^(([.B46]+1)^[.$C$3])" office:value-type="float" office:value="1" calcext:value-type="float">
            <text:p>1</text:p>
          </table:table-cell>
          <table:table-cell table:formula="of:=((1-[.$C$4])^[.B46])^[.$C$3]" office:value-type="float" office:value="0.00000442969275445619" calcext:value-type="float">
            <text:p>4.42969275445619E-006</text:p>
          </table:table-cell>
          <table:table-cell table:formula="of:=((1-[.$C$4])^([.B46]+1))^[.$C$3]" office:value-type="float" office:value="0.00000322924601799856" calcext:value-type="float">
            <text:p>3.22924601799856E-006</text:p>
          </table:table-cell>
          <table:table-cell table:formula="of:=([.D46]-[.E46])*[.B46]" office:value-type="float" office:value="0.0000468174227218475" calcext:value-type="float">
            <text:p>4.68174227218475E-005</text:p>
          </table:table-cell>
          <table:table-cell table:number-columns-repeated="7"/>
        </table:table-row>
        <table:table-row table:style-name="ro1">
          <table:table-cell/>
          <table:table-cell table:formula="of:=[.B46]+1" office:value-type="float" office:value="40" calcext:value-type="float">
            <text:p>40</text:p>
          </table:table-cell>
          <table:table-cell table:formula="of:=1-(1-[.$C$4])^(([.B47]+1)^[.$C$3])" office:value-type="float" office:value="1" calcext:value-type="float">
            <text:p>1</text:p>
          </table:table-cell>
          <table:table-cell table:formula="of:=((1-[.$C$4])^[.B47])^[.$C$3]" office:value-type="float" office:value="0.00000322924601799856" calcext:value-type="float">
            <text:p>3.22924601799856E-006</text:p>
          </table:table-cell>
          <table:table-cell table:formula="of:=((1-[.$C$4])^([.B47]+1))^[.$C$3]" office:value-type="float" office:value="0.00000235412034712095" calcext:value-type="float">
            <text:p>2.35412034712095E-006</text:p>
          </table:table-cell>
          <table:table-cell table:formula="of:=([.D47]-[.E47])*[.B47]" office:value-type="float" office:value="0.0000350050268351045" calcext:value-type="float">
            <text:p>0.000035005</text:p>
          </table:table-cell>
          <table:table-cell table:number-columns-repeated="7"/>
        </table:table-row>
        <table:table-row table:style-name="ro1">
          <table:table-cell/>
          <table:table-cell table:formula="of:=[.B47]+1" office:value-type="float" office:value="41" calcext:value-type="float">
            <text:p>41</text:p>
          </table:table-cell>
          <table:table-cell table:formula="of:=1-(1-[.$C$4])^(([.B48]+1)^[.$C$3])" office:value-type="float" office:value="1" calcext:value-type="float">
            <text:p>1</text:p>
          </table:table-cell>
          <table:table-cell table:formula="of:=((1-[.$C$4])^[.B48])^[.$C$3]" office:value-type="float" office:value="0.00000235412034712095" calcext:value-type="float">
            <text:p>2.35412034712095E-006</text:p>
          </table:table-cell>
          <table:table-cell table:formula="of:=((1-[.$C$4])^([.B48]+1))^[.$C$3]" office:value-type="float" office:value="0.00000171615373305118" calcext:value-type="float">
            <text:p>1.71615373305118E-006</text:p>
          </table:table-cell>
          <table:table-cell table:formula="of:=([.D48]-[.E48])*[.B48]" office:value-type="float" office:value="0.0000261566311768609" calcext:value-type="float">
            <text:p>2.61566311768609E-005</text:p>
          </table:table-cell>
          <table:table-cell table:number-columns-repeated="7"/>
        </table:table-row>
        <table:table-row table:style-name="ro1">
          <table:table-cell/>
          <table:table-cell table:formula="of:=[.B48]+1" office:value-type="float" office:value="42" calcext:value-type="float">
            <text:p>42</text:p>
          </table:table-cell>
          <table:table-cell table:formula="of:=1-(1-[.$C$4])^(([.B49]+1)^[.$C$3])" office:value-type="float" office:value="1" calcext:value-type="float">
            <text:p>1</text:p>
          </table:table-cell>
          <table:table-cell table:formula="of:=((1-[.$C$4])^[.B49])^[.$C$3]" office:value-type="float" office:value="0.00000171615373305118" calcext:value-type="float">
            <text:p>1.71615373305118E-006</text:p>
          </table:table-cell>
          <table:table-cell table:formula="of:=((1-[.$C$4])^([.B49]+1))^[.$C$3]" office:value-type="float" office:value="0.00000125107607139431" calcext:value-type="float">
            <text:p>1.25107607139431E-006</text:p>
          </table:table-cell>
          <table:table-cell table:formula="of:=([.D49]-[.E49])*[.B49]" office:value-type="float" office:value="0.0000195332617895885" calcext:value-type="float">
            <text:p>1.95332617895885E-005</text:p>
          </table:table-cell>
          <table:table-cell table:number-columns-repeated="7"/>
        </table:table-row>
        <table:table-row table:style-name="ro1">
          <table:table-cell/>
          <table:table-cell table:formula="of:=[.B49]+1" office:value-type="float" office:value="43" calcext:value-type="float">
            <text:p>43</text:p>
          </table:table-cell>
          <table:table-cell table:formula="of:=1-(1-[.$C$4])^(([.B50]+1)^[.$C$3])" office:value-type="float" office:value="1" calcext:value-type="float">
            <text:p>1</text:p>
          </table:table-cell>
          <table:table-cell table:formula="of:=((1-[.$C$4])^[.B50])^[.$C$3]" office:value-type="float" office:value="0.00000125107607139431" calcext:value-type="float">
            <text:p>1.25107607139431E-006</text:p>
          </table:table-cell>
          <table:table-cell table:formula="of:=((1-[.$C$4])^([.B50]+1))^[.$C$3]" office:value-type="float" office:value="0.00000091203445604645" calcext:value-type="float">
            <text:p>0.000000912</text:p>
          </table:table-cell>
          <table:table-cell table:formula="of:=([.D50]-[.E50])*[.B50]" office:value-type="float" office:value="0.0000145787894599578" calcext:value-type="float">
            <text:p>1.45787894599578E-005</text:p>
          </table:table-cell>
          <table:table-cell table:number-columns-repeated="7"/>
        </table:table-row>
        <table:table-row table:style-name="ro1">
          <table:table-cell/>
          <table:table-cell table:formula="of:=[.B50]+1" office:value-type="float" office:value="44" calcext:value-type="float">
            <text:p>44</text:p>
          </table:table-cell>
          <table:table-cell table:formula="of:=1-(1-[.$C$4])^(([.B51]+1)^[.$C$3])" office:value-type="float" office:value="1" calcext:value-type="float">
            <text:p>1</text:p>
          </table:table-cell>
          <table:table-cell table:formula="of:=((1-[.$C$4])^[.B51])^[.$C$3]" office:value-type="float" office:value="0.00000091203445604645" calcext:value-type="float">
            <text:p>0.000000912</text:p>
          </table:table-cell>
          <table:table-cell table:formula="of:=((1-[.$C$4])^([.B51]+1))^[.$C$3]" office:value-type="float" office:value="0.000000664873118457862" calcext:value-type="float">
            <text:p>6.64873118457862E-007</text:p>
          </table:table-cell>
          <table:table-cell table:formula="of:=([.D51]-[.E51])*[.B51]" office:value-type="float" office:value="0.0000108750988538979" calcext:value-type="float">
            <text:p>1.08750988538979E-005</text:p>
          </table:table-cell>
          <table:table-cell table:number-columns-repeated="7"/>
        </table:table-row>
        <table:table-row table:style-name="ro1">
          <table:table-cell/>
          <table:table-cell table:formula="of:=[.B51]+1" office:value-type="float" office:value="45" calcext:value-type="float">
            <text:p>45</text:p>
          </table:table-cell>
          <table:table-cell table:formula="of:=1-(1-[.$C$4])^(([.B52]+1)^[.$C$3])" office:value-type="float" office:value="1" calcext:value-type="float">
            <text:p>1</text:p>
          </table:table-cell>
          <table:table-cell table:formula="of:=((1-[.$C$4])^[.B52])^[.$C$3]" office:value-type="float" office:value="0.000000664873118457862" calcext:value-type="float">
            <text:p>6.64873118457862E-007</text:p>
          </table:table-cell>
          <table:table-cell table:formula="of:=((1-[.$C$4])^([.B52]+1))^[.$C$3]" office:value-type="float" office:value="0.000000484692503355781" calcext:value-type="float">
            <text:p>4.84692503355781E-007</text:p>
          </table:table-cell>
          <table:table-cell table:formula="of:=([.D52]-[.E52])*[.B52]" office:value-type="float" office:value="0.00000810812767959363" calcext:value-type="float">
            <text:p>8.10812767959363E-006</text:p>
          </table:table-cell>
          <table:table-cell table:number-columns-repeated="7"/>
        </table:table-row>
        <table:table-row table:style-name="ro1">
          <table:table-cell/>
          <table:table-cell table:formula="of:=[.B52]+1" office:value-type="float" office:value="46" calcext:value-type="float">
            <text:p>46</text:p>
          </table:table-cell>
          <table:table-cell table:formula="of:=1-(1-[.$C$4])^(([.B53]+1)^[.$C$3])" office:value-type="float" office:value="1" calcext:value-type="float">
            <text:p>1</text:p>
          </table:table-cell>
          <table:table-cell table:formula="of:=((1-[.$C$4])^[.B53])^[.$C$3]" office:value-type="float" office:value="0.000000484692503355781" calcext:value-type="float">
            <text:p>4.84692503355781E-007</text:p>
          </table:table-cell>
          <table:table-cell table:formula="of:=((1-[.$C$4])^([.B53]+1))^[.$C$3]" office:value-type="float" office:value="0.000000353340834946365" calcext:value-type="float">
            <text:p>3.53340834946365E-007</text:p>
          </table:table-cell>
          <table:table-cell table:formula="of:=([.D53]-[.E53])*[.B53]" office:value-type="float" office:value="0.00000604217674683317" calcext:value-type="float">
            <text:p>6.04217674683317E-006</text:p>
          </table:table-cell>
          <table:table-cell table:number-columns-repeated="7"/>
        </table:table-row>
        <table:table-row table:style-name="ro1">
          <table:table-cell/>
          <table:table-cell table:formula="of:=[.B53]+1" office:value-type="float" office:value="47" calcext:value-type="float">
            <text:p>47</text:p>
          </table:table-cell>
          <table:table-cell table:formula="of:=1-(1-[.$C$4])^(([.B54]+1)^[.$C$3])" office:value-type="float" office:value="1" calcext:value-type="float">
            <text:p>1</text:p>
          </table:table-cell>
          <table:table-cell table:formula="of:=((1-[.$C$4])^[.B54])^[.$C$3]" office:value-type="float" office:value="0.000000353340834946365" calcext:value-type="float">
            <text:p>3.53340834946365E-007</text:p>
          </table:table-cell>
          <table:table-cell table:formula="of:=((1-[.$C$4])^([.B54]+1))^[.$C$3]" office:value-type="float" office:value="0.0000002575854686759" calcext:value-type="float">
            <text:p>2.575854686759E-007</text:p>
          </table:table-cell>
          <table:table-cell table:formula="of:=([.D54]-[.E54])*[.B54]" office:value-type="float" office:value="0.00000450050221471185" calcext:value-type="float">
            <text:p>4.50050221471185E-006</text:p>
          </table:table-cell>
          <table:table-cell table:number-columns-repeated="7"/>
        </table:table-row>
        <table:table-row table:style-name="ro1">
          <table:table-cell/>
          <table:table-cell table:formula="of:=[.B54]+1" office:value-type="float" office:value="48" calcext:value-type="float">
            <text:p>48</text:p>
          </table:table-cell>
          <table:table-cell table:formula="of:=1-(1-[.$C$4])^(([.B55]+1)^[.$C$3])" office:value-type="float" office:value="1" calcext:value-type="float">
            <text:p>1</text:p>
          </table:table-cell>
          <table:table-cell table:formula="of:=((1-[.$C$4])^[.B55])^[.$C$3]" office:value-type="float" office:value="0.0000002575854686759" calcext:value-type="float">
            <text:p>2.575854686759E-007</text:p>
          </table:table-cell>
          <table:table-cell table:formula="of:=((1-[.$C$4])^([.B55]+1))^[.$C$3]" office:value-type="float" office:value="0.000000187779806664731" calcext:value-type="float">
            <text:p>1.87779806664731E-007</text:p>
          </table:table-cell>
          <table:table-cell table:formula="of:=([.D55]-[.E55])*[.B55]" office:value-type="float" office:value="0.0000033506717765361" calcext:value-type="float">
            <text:p>3.3506717765361E-006</text:p>
          </table:table-cell>
          <table:table-cell table:number-columns-repeated="7"/>
        </table:table-row>
        <table:table-row table:style-name="ro1">
          <table:table-cell/>
          <table:table-cell table:formula="of:=[.B55]+1" office:value-type="float" office:value="49" calcext:value-type="float">
            <text:p>49</text:p>
          </table:table-cell>
          <table:table-cell table:formula="of:=1-(1-[.$C$4])^(([.B56]+1)^[.$C$3])" office:value-type="float" office:value="1" calcext:value-type="float">
            <text:p>1</text:p>
          </table:table-cell>
          <table:table-cell table:formula="of:=((1-[.$C$4])^[.B56])^[.$C$3]" office:value-type="float" office:value="0.000000187779806664731" calcext:value-type="float">
            <text:p>1.87779806664731E-007</text:p>
          </table:table-cell>
          <table:table-cell table:formula="of:=((1-[.$C$4])^([.B56]+1))^[.$C$3]" office:value-type="float" office:value="0.000000136891479058589" calcext:value-type="float">
            <text:p>1.36891479058589E-007</text:p>
          </table:table-cell>
          <table:table-cell table:formula="of:=([.D56]-[.E56])*[.B56]" office:value-type="float" office:value="0.00000249352805270096" calcext:value-type="float">
            <text:p>2.49352805270096E-006</text:p>
          </table:table-cell>
          <table:table-cell table:number-columns-repeated="7"/>
        </table:table-row>
        <table:table-row table:style-name="ro1">
          <table:table-cell/>
          <table:table-cell table:formula="of:=[.B56]+1" office:value-type="float" office:value="50" calcext:value-type="float">
            <text:p>50</text:p>
          </table:table-cell>
          <table:table-cell table:formula="of:=1-(1-[.$C$4])^(([.B57]+1)^[.$C$3])" office:value-type="float" office:value="1" calcext:value-type="float">
            <text:p>1</text:p>
          </table:table-cell>
          <table:table-cell table:formula="of:=((1-[.$C$4])^[.B57])^[.$C$3]" office:value-type="float" office:value="0.000000136891479058589" calcext:value-type="float">
            <text:p>1.36891479058589E-007</text:p>
          </table:table-cell>
          <table:table-cell table:formula="of:=((1-[.$C$4])^([.B57]+1))^[.$C$3]" office:value-type="float" office:value="0.0000000997938882337113" calcext:value-type="float">
            <text:p>9.97938882337113E-008</text:p>
          </table:table-cell>
          <table:table-cell table:formula="of:=([.D57]-[.E57])*[.B57]" office:value-type="float" office:value="0.00000185487954124388" calcext:value-type="float">
            <text:p>1.85487954124388E-006</text:p>
          </table:table-cell>
          <table:table-cell table:number-columns-repeated="7"/>
        </table:table-row>
        <table:table-row table:style-name="ro1">
          <table:table-cell/>
          <table:table-cell table:formula="of:=[.B57]+1" office:value-type="float" office:value="51" calcext:value-type="float">
            <text:p>51</text:p>
          </table:table-cell>
          <table:table-cell table:formula="of:=1-(1-[.$C$4])^(([.B58]+1)^[.$C$3])" office:value-type="float" office:value="1" calcext:value-type="float">
            <text:p>1</text:p>
          </table:table-cell>
          <table:table-cell table:formula="of:=((1-[.$C$4])^[.B58])^[.$C$3]" office:value-type="float" office:value="0.0000000997938882337113" calcext:value-type="float">
            <text:p>9.97938882337113E-008</text:p>
          </table:table-cell>
          <table:table-cell table:formula="of:=((1-[.$C$4])^([.B58]+1))^[.$C$3]" office:value-type="float" office:value="0.0000000727497445223756" calcext:value-type="float">
            <text:p>7.27497445223756E-008</text:p>
          </table:table-cell>
          <table:table-cell table:formula="of:=([.D58]-[.E58])*[.B58]" office:value-type="float" office:value="0.00000137925132927812" calcext:value-type="float">
            <text:p>1.37925132927812E-006</text:p>
          </table:table-cell>
          <table:table-cell table:number-columns-repeated="7"/>
        </table:table-row>
        <table:table-row table:style-name="ro1">
          <table:table-cell/>
          <table:table-cell table:formula="of:=[.B58]+1" office:value-type="float" office:value="52" calcext:value-type="float">
            <text:p>52</text:p>
          </table:table-cell>
          <table:table-cell table:formula="of:=1-(1-[.$C$4])^(([.B59]+1)^[.$C$3])" office:value-type="float" office:value="1" calcext:value-type="float">
            <text:p>1</text:p>
          </table:table-cell>
          <table:table-cell table:formula="of:=((1-[.$C$4])^[.B59])^[.$C$3]" office:value-type="float" office:value="0.0000000727497445223756" calcext:value-type="float">
            <text:p>7.27497445223756E-008</text:p>
          </table:table-cell>
          <table:table-cell table:formula="of:=((1-[.$C$4])^([.B59]+1))^[.$C$3]" office:value-type="float" office:value="0.0000000530345637568118" calcext:value-type="float">
            <text:p>0.000000053</text:p>
          </table:table-cell>
          <table:table-cell table:formula="of:=([.D59]-[.E59])*[.B59]" office:value-type="float" office:value="0.00000102518939980932" calcext:value-type="float">
            <text:p>1.02518939980932E-006</text:p>
          </table:table-cell>
          <table:table-cell table:number-columns-repeated="7"/>
        </table:table-row>
        <table:table-row table:style-name="ro1">
          <table:table-cell/>
          <table:table-cell table:formula="of:=[.B59]+1" office:value-type="float" office:value="53" calcext:value-type="float">
            <text:p>53</text:p>
          </table:table-cell>
          <table:table-cell table:formula="of:=1-(1-[.$C$4])^(([.B60]+1)^[.$C$3])" office:value-type="float" office:value="1" calcext:value-type="float">
            <text:p>1</text:p>
          </table:table-cell>
          <table:table-cell table:formula="of:=((1-[.$C$4])^[.B60])^[.$C$3]" office:value-type="float" office:value="0.0000000530345637568118" calcext:value-type="float">
            <text:p>0.000000053</text:p>
          </table:table-cell>
          <table:table-cell table:formula="of:=((1-[.$C$4])^([.B60]+1))^[.$C$3]" office:value-type="float" office:value="0.0000000386621969787158" calcext:value-type="float">
            <text:p>3.86621969787158E-008</text:p>
          </table:table-cell>
          <table:table-cell table:formula="of:=([.D60]-[.E60])*[.B60]" office:value-type="float" office:value="0.000000761735439239087" calcext:value-type="float">
            <text:p>7.61735439239087E-007</text:p>
          </table:table-cell>
          <table:table-cell table:number-columns-repeated="7"/>
        </table:table-row>
        <table:table-row table:style-name="ro1">
          <table:table-cell/>
          <table:table-cell table:formula="of:=[.B60]+1" office:value-type="float" office:value="54" calcext:value-type="float">
            <text:p>54</text:p>
          </table:table-cell>
          <table:table-cell table:formula="of:=1-(1-[.$C$4])^(([.B61]+1)^[.$C$3])" office:value-type="float" office:value="1" calcext:value-type="float">
            <text:p>1</text:p>
          </table:table-cell>
          <table:table-cell table:formula="of:=((1-[.$C$4])^[.B61])^[.$C$3]" office:value-type="float" office:value="0.0000000386621969787158" calcext:value-type="float">
            <text:p>3.86621969787158E-008</text:p>
          </table:table-cell>
          <table:table-cell table:formula="of:=((1-[.$C$4])^([.B61]+1))^[.$C$3]" office:value-type="float" office:value="0.0000000281847415974838" calcext:value-type="float">
            <text:p>2.81847415974838E-008</text:p>
          </table:table-cell>
          <table:table-cell table:formula="of:=([.D61]-[.E61])*[.B61]" office:value-type="float" office:value="0.000000565782590586527" calcext:value-type="float">
            <text:p>5.65782590586527E-007</text:p>
          </table:table-cell>
          <table:table-cell table:number-columns-repeated="7"/>
        </table:table-row>
        <table:table-row table:style-name="ro1">
          <table:table-cell/>
          <table:table-cell table:formula="of:=[.B61]+1" office:value-type="float" office:value="55" calcext:value-type="float">
            <text:p>55</text:p>
          </table:table-cell>
          <table:table-cell table:formula="of:=1-(1-[.$C$4])^(([.B62]+1)^[.$C$3])" office:value-type="float" office:value="1" calcext:value-type="float">
            <text:p>1</text:p>
          </table:table-cell>
          <table:table-cell table:formula="of:=((1-[.$C$4])^[.B62])^[.$C$3]" office:value-type="float" office:value="0.0000000281847415974838" calcext:value-type="float">
            <text:p>2.81847415974838E-008</text:p>
          </table:table-cell>
          <table:table-cell table:formula="of:=((1-[.$C$4])^([.B62]+1))^[.$C$3]" office:value-type="float" office:value="0.0000000205466766245657" calcext:value-type="float">
            <text:p>2.05466766245657E-008</text:p>
          </table:table-cell>
          <table:table-cell table:formula="of:=([.D62]-[.E62])*[.B62]" office:value-type="float" office:value="0.000000420093573510496" calcext:value-type="float">
            <text:p>4.20093573510496E-007</text:p>
          </table:table-cell>
          <table:table-cell table:number-columns-repeated="7"/>
        </table:table-row>
        <table:table-row table:style-name="ro1">
          <table:table-cell/>
          <table:table-cell table:formula="of:=[.B62]+1" office:value-type="float" office:value="56" calcext:value-type="float">
            <text:p>56</text:p>
          </table:table-cell>
          <table:table-cell table:formula="of:=1-(1-[.$C$4])^(([.B63]+1)^[.$C$3])" office:value-type="float" office:value="1" calcext:value-type="float">
            <text:p>1</text:p>
          </table:table-cell>
          <table:table-cell table:formula="of:=((1-[.$C$4])^[.B63])^[.$C$3]" office:value-type="float" office:value="0.0000000205466766245657" calcext:value-type="float">
            <text:p>2.05466766245657E-008</text:p>
          </table:table-cell>
          <table:table-cell table:formula="of:=((1-[.$C$4])^([.B63]+1))^[.$C$3]" office:value-type="float" office:value="0.0000000149785272593084" calcext:value-type="float">
            <text:p>0.000000015</text:p>
          </table:table-cell>
          <table:table-cell table:formula="of:=([.D63]-[.E63])*[.B63]" office:value-type="float" office:value="0.000000311816364454409" calcext:value-type="float">
            <text:p>3.11816364454409E-007</text:p>
          </table:table-cell>
          <table:table-cell table:number-columns-repeated="7"/>
        </table:table-row>
        <table:table-row table:style-name="ro1">
          <table:table-cell/>
          <table:table-cell table:formula="of:=[.B63]+1" office:value-type="float" office:value="57" calcext:value-type="float">
            <text:p>57</text:p>
          </table:table-cell>
          <table:table-cell table:formula="of:=1-(1-[.$C$4])^(([.B64]+1)^[.$C$3])" office:value-type="float" office:value="1" calcext:value-type="float">
            <text:p>1</text:p>
          </table:table-cell>
          <table:table-cell table:formula="of:=((1-[.$C$4])^[.B64])^[.$C$3]" office:value-type="float" office:value="0.0000000149785272593084" calcext:value-type="float">
            <text:p>0.000000015</text:p>
          </table:table-cell>
          <table:table-cell table:formula="of:=((1-[.$C$4])^([.B64]+1))^[.$C$3]" office:value-type="float" office:value="0.0000000109193463720358" calcext:value-type="float">
            <text:p>1.09193463720358E-008</text:p>
          </table:table-cell>
          <table:table-cell table:formula="of:=([.D64]-[.E64])*[.B64]" office:value-type="float" office:value="0.000000231373310574537" calcext:value-type="float">
            <text:p>2.31373310574537E-007</text:p>
          </table:table-cell>
          <table:table-cell table:number-columns-repeated="7"/>
        </table:table-row>
        <table:table-row table:style-name="ro1">
          <table:table-cell/>
          <table:table-cell table:formula="of:=[.B64]+1" office:value-type="float" office:value="58" calcext:value-type="float">
            <text:p>58</text:p>
          </table:table-cell>
          <table:table-cell table:formula="of:=1-(1-[.$C$4])^(([.B65]+1)^[.$C$3])" office:value-type="float" office:value="1" calcext:value-type="float">
            <text:p>1</text:p>
          </table:table-cell>
          <table:table-cell table:formula="of:=((1-[.$C$4])^[.B65])^[.$C$3]" office:value-type="float" office:value="0.0000000109193463720358" calcext:value-type="float">
            <text:p>1.09193463720358E-008</text:p>
          </table:table-cell>
          <table:table-cell table:formula="of:=((1-[.$C$4])^([.B65]+1))^[.$C$3]" office:value-type="float" office:value="0.00000000796020350521411" calcext:value-type="float">
            <text:p>0.000000008</text:p>
          </table:table-cell>
          <table:table-cell table:formula="of:=([.D65]-[.E65])*[.B65]" office:value-type="float" office:value="0.000000171630286275659" calcext:value-type="float">
            <text:p>1.71630286275659E-007</text:p>
          </table:table-cell>
          <table:table-cell table:number-columns-repeated="7"/>
        </table:table-row>
        <table:table-row table:style-name="ro1">
          <table:table-cell/>
          <table:table-cell table:formula="of:=[.B65]+1" office:value-type="float" office:value="59" calcext:value-type="float">
            <text:p>59</text:p>
          </table:table-cell>
          <table:table-cell table:formula="of:=1-(1-[.$C$4])^(([.B66]+1)^[.$C$3])" office:value-type="float" office:value="1" calcext:value-type="float">
            <text:p>1</text:p>
          </table:table-cell>
          <table:table-cell table:formula="of:=((1-[.$C$4])^[.B66])^[.$C$3]" office:value-type="float" office:value="0.00000000796020350521411" calcext:value-type="float">
            <text:p>0.000000008</text:p>
          </table:table-cell>
          <table:table-cell table:formula="of:=((1-[.$C$4])^([.B66]+1))^[.$C$3]" office:value-type="float" office:value="0.00000000580298835530109" calcext:value-type="float">
            <text:p>5.80298835530109E-009</text:p>
          </table:table-cell>
          <table:table-cell table:formula="of:=([.D66]-[.E66])*[.B66]" office:value-type="float" office:value="0.000000127275693844868" calcext:value-type="float">
            <text:p>1.27275693844868E-007</text:p>
          </table:table-cell>
          <table:table-cell table:number-columns-repeated="7"/>
        </table:table-row>
        <table:table-row table:style-name="ro1">
          <table:table-cell/>
          <table:table-cell table:formula="of:=[.B66]+1" office:value-type="float" office:value="60" calcext:value-type="float">
            <text:p>60</text:p>
          </table:table-cell>
          <table:table-cell table:formula="of:=1-(1-[.$C$4])^(([.B67]+1)^[.$C$3])" office:value-type="float" office:value="1" calcext:value-type="float">
            <text:p>1</text:p>
          </table:table-cell>
          <table:table-cell table:formula="of:=((1-[.$C$4])^[.B67])^[.$C$3]" office:value-type="float" office:value="0.00000000580298835530109" calcext:value-type="float">
            <text:p>5.80298835530109E-009</text:p>
          </table:table-cell>
          <table:table-cell table:formula="of:=((1-[.$C$4])^([.B67]+1))^[.$C$3]" office:value-type="float" office:value="0.0000000042303785110145" calcext:value-type="float">
            <text:p>4.2303785110145E-009</text:p>
          </table:table-cell>
          <table:table-cell table:formula="of:=([.D67]-[.E67])*[.B67]" office:value-type="float" office:value="0.0000000943565906571957" calcext:value-type="float">
            <text:p>9.43565906571957E-008</text:p>
          </table:table-cell>
          <table:table-cell table:number-columns-repeated="7"/>
        </table:table-row>
        <table:table-row table:style-name="ro1">
          <table:table-cell/>
          <table:table-cell table:formula="of:=[.B67]+1" office:value-type="float" office:value="61" calcext:value-type="float">
            <text:p>61</text:p>
          </table:table-cell>
          <table:table-cell table:formula="of:=1-(1-[.$C$4])^(([.B68]+1)^[.$C$3])" office:value-type="float" office:value="1" calcext:value-type="float">
            <text:p>1</text:p>
          </table:table-cell>
          <table:table-cell table:formula="of:=((1-[.$C$4])^[.B68])^[.$C$3]" office:value-type="float" office:value="0.0000000042303785110145" calcext:value-type="float">
            <text:p>4.2303785110145E-009</text:p>
          </table:table-cell>
          <table:table-cell table:formula="of:=((1-[.$C$4])^([.B68]+1))^[.$C$3]" office:value-type="float" office:value="0.00000000308394593452957" calcext:value-type="float">
            <text:p>3.08394593452957E-009</text:p>
          </table:table-cell>
          <table:table-cell table:formula="of:=([.D68]-[.E68])*[.B68]" office:value-type="float" office:value="0.0000000699323871655806" calcext:value-type="float">
            <text:p>6.99323871655806E-008</text:p>
          </table:table-cell>
          <table:table-cell table:number-columns-repeated="7"/>
        </table:table-row>
        <table:table-row table:style-name="ro1">
          <table:table-cell/>
          <table:table-cell table:formula="of:=[.B68]+1" office:value-type="float" office:value="62" calcext:value-type="float">
            <text:p>62</text:p>
          </table:table-cell>
          <table:table-cell table:formula="of:=1-(1-[.$C$4])^(([.B69]+1)^[.$C$3])" office:value-type="float" office:value="1" calcext:value-type="float">
            <text:p>1</text:p>
          </table:table-cell>
          <table:table-cell table:formula="of:=((1-[.$C$4])^[.B69])^[.$C$3]" office:value-type="float" office:value="0.00000000308394593452957" calcext:value-type="float">
            <text:p>3.08394593452957E-009</text:p>
          </table:table-cell>
          <table:table-cell table:formula="of:=((1-[.$C$4])^([.B69]+1))^[.$C$3]" office:value-type="float" office:value="0.00000000224819658627205" calcext:value-type="float">
            <text:p>2.24819658627205E-009</text:p>
          </table:table-cell>
          <table:table-cell table:formula="of:=([.D69]-[.E69])*[.B69]" office:value-type="float" office:value="0.0000000518164595919658" calcext:value-type="float">
            <text:p>5.18164595919658E-008</text:p>
          </table:table-cell>
          <table:table-cell table:number-columns-repeated="7"/>
        </table:table-row>
        <table:table-row table:style-name="ro1">
          <table:table-cell/>
          <table:table-cell table:formula="of:=[.B69]+1" office:value-type="float" office:value="63" calcext:value-type="float">
            <text:p>63</text:p>
          </table:table-cell>
          <table:table-cell table:formula="of:=1-(1-[.$C$4])^(([.B70]+1)^[.$C$3])" office:value-type="float" office:value="1" calcext:value-type="float">
            <text:p>1</text:p>
          </table:table-cell>
          <table:table-cell table:formula="of:=((1-[.$C$4])^[.B70])^[.$C$3]" office:value-type="float" office:value="0.00000000224819658627205" calcext:value-type="float">
            <text:p>2.24819658627205E-009</text:p>
          </table:table-cell>
          <table:table-cell table:formula="of:=((1-[.$C$4])^([.B70]+1))^[.$C$3]" office:value-type="float" office:value="0.00000000163893531139233" calcext:value-type="float">
            <text:p>1.63893531139233E-009</text:p>
          </table:table-cell>
          <table:table-cell table:formula="of:=([.D70]-[.E70])*[.B70]" office:value-type="float" office:value="0.0000000383834603174227" calcext:value-type="float">
            <text:p>3.83834603174227E-008</text:p>
          </table:table-cell>
          <table:table-cell table:number-columns-repeated="7"/>
        </table:table-row>
        <table:table-row table:style-name="ro1">
          <table:table-cell/>
          <table:table-cell table:formula="of:=[.B70]+1" office:value-type="float" office:value="64" calcext:value-type="float">
            <text:p>64</text:p>
          </table:table-cell>
          <table:table-cell table:formula="of:=1-(1-[.$C$4])^(([.B71]+1)^[.$C$3])" office:value-type="float" office:value="1" calcext:value-type="float">
            <text:p>1</text:p>
          </table:table-cell>
          <table:table-cell table:formula="of:=((1-[.$C$4])^[.B71])^[.$C$3]" office:value-type="float" office:value="0.00000000163893531139233" calcext:value-type="float">
            <text:p>1.63893531139233E-009</text:p>
          </table:table-cell>
          <table:table-cell table:formula="of:=((1-[.$C$4])^([.B71]+1))^[.$C$3]" office:value-type="float" office:value="0.00000000119478384200501" calcext:value-type="float">
            <text:p>1.19478384200501E-009</text:p>
          </table:table-cell>
          <table:table-cell table:formula="of:=([.D71]-[.E71])*[.B71]" office:value-type="float" office:value="0.0000000284256940407886" calcext:value-type="float">
            <text:p>2.84256940407886E-008</text:p>
          </table:table-cell>
          <table:table-cell table:number-columns-repeated="7"/>
        </table:table-row>
        <table:table-row table:style-name="ro1">
          <table:table-cell/>
          <table:table-cell table:formula="of:=[.B71]+1" office:value-type="float" office:value="65" calcext:value-type="float">
            <text:p>65</text:p>
          </table:table-cell>
          <table:table-cell table:formula="of:=1-(1-[.$C$4])^(([.B72]+1)^[.$C$3])" office:value-type="float" office:value="1" calcext:value-type="float">
            <text:p>1</text:p>
          </table:table-cell>
          <table:table-cell table:formula="of:=((1-[.$C$4])^[.B72])^[.$C$3]" office:value-type="float" office:value="0.00000000119478384200501" calcext:value-type="float">
            <text:p>1.19478384200501E-009</text:p>
          </table:table-cell>
          <table:table-cell table:formula="of:=((1-[.$C$4])^([.B72]+1))^[.$C$3]" office:value-type="float" office:value="0.00000000087099742082165" calcext:value-type="float">
            <text:p>8.7099742082165E-010</text:p>
          </table:table-cell>
          <table:table-cell table:formula="of:=([.D72]-[.E72])*[.B72]" office:value-type="float" office:value="0.0000000210461173769182" calcext:value-type="float">
            <text:p>0.000000021</text:p>
          </table:table-cell>
          <table:table-cell table:number-columns-repeated="7"/>
        </table:table-row>
        <table:table-row table:style-name="ro1">
          <table:table-cell/>
          <table:table-cell table:formula="of:=[.B72]+1" office:value-type="float" office:value="66" calcext:value-type="float">
            <text:p>66</text:p>
          </table:table-cell>
          <table:table-cell table:formula="of:=1-(1-[.$C$4])^(([.B73]+1)^[.$C$3])" office:value-type="float" office:value="1" calcext:value-type="float">
            <text:p>1</text:p>
          </table:table-cell>
          <table:table-cell table:formula="of:=((1-[.$C$4])^[.B73])^[.$C$3]" office:value-type="float" office:value="0.00000000087099742082165" calcext:value-type="float">
            <text:p>8.7099742082165E-010</text:p>
          </table:table-cell>
          <table:table-cell table:formula="of:=((1-[.$C$4])^([.B73]+1))^[.$C$3]" office:value-type="float" office:value="0.000000000634957119778983" calcext:value-type="float">
            <text:p>6.34957119778983E-010</text:p>
          </table:table-cell>
          <table:table-cell table:formula="of:=([.D73]-[.E73])*[.B73]" office:value-type="float" office:value="0.000000015578659868816" calcext:value-type="float">
            <text:p>1.5578659868816E-008</text:p>
          </table:table-cell>
          <table:table-cell table:number-columns-repeated="7"/>
        </table:table-row>
        <table:table-row table:style-name="ro1">
          <table:table-cell/>
          <table:table-cell table:formula="of:=[.B73]+1" office:value-type="float" office:value="67" calcext:value-type="float">
            <text:p>67</text:p>
          </table:table-cell>
          <table:table-cell table:formula="of:=1-(1-[.$C$4])^(([.B74]+1)^[.$C$3])" office:value-type="float" office:value="1" calcext:value-type="float">
            <text:p>1</text:p>
          </table:table-cell>
          <table:table-cell table:formula="of:=((1-[.$C$4])^[.B74])^[.$C$3]" office:value-type="float" office:value="0.000000000634957119778983" calcext:value-type="float">
            <text:p>6.34957119778983E-010</text:p>
          </table:table-cell>
          <table:table-cell table:formula="of:=((1-[.$C$4])^([.B74]+1))^[.$C$3]" office:value-type="float" office:value="0.000000000462883740318879" calcext:value-type="float">
            <text:p>4.62883740318879E-010</text:p>
          </table:table-cell>
          <table:table-cell table:formula="of:=([.D74]-[.E74])*[.B74]" office:value-type="float" office:value="0.000000011528916423827" calcext:value-type="float">
            <text:p>1.1528916423827E-008</text:p>
          </table:table-cell>
          <table:table-cell table:number-columns-repeated="7"/>
        </table:table-row>
        <table:table-row table:style-name="ro1">
          <table:table-cell/>
          <table:table-cell table:formula="of:=[.B74]+1" office:value-type="float" office:value="68" calcext:value-type="float">
            <text:p>68</text:p>
          </table:table-cell>
          <table:table-cell table:formula="of:=1-(1-[.$C$4])^(([.B75]+1)^[.$C$3])" office:value-type="float" office:value="1" calcext:value-type="float">
            <text:p>1</text:p>
          </table:table-cell>
          <table:table-cell table:formula="of:=((1-[.$C$4])^[.B75])^[.$C$3]" office:value-type="float" office:value="0.000000000462883740318879" calcext:value-type="float">
            <text:p>4.62883740318879E-010</text:p>
          </table:table-cell>
          <table:table-cell table:formula="of:=((1-[.$C$4])^([.B75]+1))^[.$C$3]" office:value-type="float" office:value="0.000000000337442246692463" calcext:value-type="float">
            <text:p>3.37442246692463E-010</text:p>
          </table:table-cell>
          <table:table-cell table:formula="of:=([.D75]-[.E75])*[.B75]" office:value-type="float" office:value="0.0000000085300215665963" calcext:value-type="float">
            <text:p>8.5300215665963E-009</text:p>
          </table:table-cell>
          <table:table-cell table:number-columns-repeated="7"/>
        </table:table-row>
        <table:table-row table:style-name="ro1">
          <table:table-cell/>
          <table:table-cell table:formula="of:=[.B75]+1" office:value-type="float" office:value="69" calcext:value-type="float">
            <text:p>69</text:p>
          </table:table-cell>
          <table:table-cell table:formula="of:=1-(1-[.$C$4])^(([.B76]+1)^[.$C$3])" office:value-type="float" office:value="1" calcext:value-type="float">
            <text:p>1</text:p>
          </table:table-cell>
          <table:table-cell table:formula="of:=((1-[.$C$4])^[.B76])^[.$C$3]" office:value-type="float" office:value="0.000000000337442246692463" calcext:value-type="float">
            <text:p>3.37442246692463E-010</text:p>
          </table:table-cell>
          <table:table-cell table:formula="of:=((1-[.$C$4])^([.B76]+1))^[.$C$3]" office:value-type="float" office:value="0.000000000245995397838805" calcext:value-type="float">
            <text:p>2.45995397838805E-010</text:p>
          </table:table-cell>
          <table:table-cell table:formula="of:=([.D76]-[.E76])*[.B76]" office:value-type="float" office:value="0.00000000630983257090236" calcext:value-type="float">
            <text:p>6.30983257090236E-009</text:p>
          </table:table-cell>
          <table:table-cell table:number-columns-repeated="7"/>
        </table:table-row>
        <table:table-row table:style-name="ro1">
          <table:table-cell/>
          <table:table-cell table:formula="of:=[.B76]+1" office:value-type="float" office:value="70" calcext:value-type="float">
            <text:p>70</text:p>
          </table:table-cell>
          <table:table-cell table:formula="of:=1-(1-[.$C$4])^(([.B77]+1)^[.$C$3])" office:value-type="float" office:value="1" calcext:value-type="float">
            <text:p>1</text:p>
          </table:table-cell>
          <table:table-cell table:formula="of:=((1-[.$C$4])^[.B77])^[.$C$3]" office:value-type="float" office:value="0.000000000245995397838805" calcext:value-type="float">
            <text:p>2.45995397838805E-010</text:p>
          </table:table-cell>
          <table:table-cell table:formula="of:=((1-[.$C$4])^([.B77]+1))^[.$C$3]" office:value-type="float" office:value="0.000000000179330645024489" calcext:value-type="float">
            <text:p>1.79330645024489E-010</text:p>
          </table:table-cell>
          <table:table-cell table:formula="of:=([.D77]-[.E77])*[.B77]" office:value-type="float" office:value="0.00000000466653269700213" calcext:value-type="float">
            <text:p>4.66653269700213E-009</text:p>
          </table:table-cell>
          <table:table-cell table:number-columns-repeated="7"/>
        </table:table-row>
        <table:table-row table:style-name="ro1">
          <table:table-cell/>
          <table:table-cell table:formula="of:=[.B77]+1" office:value-type="float" office:value="71" calcext:value-type="float">
            <text:p>71</text:p>
          </table:table-cell>
          <table:table-cell table:formula="of:=1-(1-[.$C$4])^(([.B78]+1)^[.$C$3])" office:value-type="float" office:value="1" calcext:value-type="float">
            <text:p>1</text:p>
          </table:table-cell>
          <table:table-cell table:formula="of:=((1-[.$C$4])^[.B78])^[.$C$3]" office:value-type="float" office:value="0.000000000179330645024489" calcext:value-type="float">
            <text:p>1.79330645024489E-010</text:p>
          </table:table-cell>
          <table:table-cell table:formula="of:=((1-[.$C$4])^([.B78]+1))^[.$C$3]" office:value-type="float" office:value="0.000000000130732040222853" calcext:value-type="float">
            <text:p>1.30732040222853E-010</text:p>
          </table:table-cell>
          <table:table-cell table:formula="of:=([.D78]-[.E78])*[.B78]" office:value-type="float" office:value="0.00000000345050094091619" calcext:value-type="float">
            <text:p>3.45050094091619E-009</text:p>
          </table:table-cell>
          <table:table-cell table:number-columns-repeated="7"/>
        </table:table-row>
        <table:table-row table:style-name="ro1">
          <table:table-cell/>
          <table:table-cell table:formula="of:=[.B78]+1" office:value-type="float" office:value="72" calcext:value-type="float">
            <text:p>72</text:p>
          </table:table-cell>
          <table:table-cell table:formula="of:=1-(1-[.$C$4])^(([.B79]+1)^[.$C$3])" office:value-type="float" office:value="1" calcext:value-type="float">
            <text:p>1</text:p>
          </table:table-cell>
          <table:table-cell table:formula="of:=((1-[.$C$4])^[.B79])^[.$C$3]" office:value-type="float" office:value="0.000000000130732040222853" calcext:value-type="float">
            <text:p>1.30732040222853E-010</text:p>
          </table:table-cell>
          <table:table-cell table:formula="of:=((1-[.$C$4])^([.B79]+1))^[.$C$3]" office:value-type="float" office:value="0.0000000000953036573224595" calcext:value-type="float">
            <text:p>9.53036573224595E-011</text:p>
          </table:table-cell>
          <table:table-cell table:formula="of:=([.D79]-[.E79])*[.B79]" office:value-type="float" office:value="0.0000000025508435688283" calcext:value-type="float">
            <text:p>2.5508435688283E-009</text:p>
          </table:table-cell>
          <table:table-cell table:number-columns-repeated="7"/>
        </table:table-row>
        <table:table-row table:style-name="ro1">
          <table:table-cell/>
          <table:table-cell table:formula="of:=[.B79]+1" office:value-type="float" office:value="73" calcext:value-type="float">
            <text:p>73</text:p>
          </table:table-cell>
          <table:table-cell table:formula="of:=1-(1-[.$C$4])^(([.B80]+1)^[.$C$3])" office:value-type="float" office:value="1" calcext:value-type="float">
            <text:p>1</text:p>
          </table:table-cell>
          <table:table-cell table:formula="of:=((1-[.$C$4])^[.B80])^[.$C$3]" office:value-type="float" office:value="0.0000000000953036573224595" calcext:value-type="float">
            <text:p>9.53036573224595E-011</text:p>
          </table:table-cell>
          <table:table-cell table:formula="of:=((1-[.$C$4])^([.B80]+1))^[.$C$3]" office:value-type="float" office:value="0.000000000069476366188073" calcext:value-type="float">
            <text:p>6.9476366188073E-011</text:p>
          </table:table-cell>
          <table:table-cell table:formula="of:=([.D80]-[.E80])*[.B80]" office:value-type="float" office:value="0.00000000188539225281022" calcext:value-type="float">
            <text:p>1.88539225281022E-009</text:p>
          </table:table-cell>
          <table:table-cell table:number-columns-repeated="7"/>
        </table:table-row>
        <table:table-row table:style-name="ro1">
          <table:table-cell/>
          <table:table-cell table:formula="of:=[.B80]+1" office:value-type="float" office:value="74" calcext:value-type="float">
            <text:p>74</text:p>
          </table:table-cell>
          <table:table-cell table:formula="of:=1-(1-[.$C$4])^(([.B81]+1)^[.$C$3])" office:value-type="float" office:value="1" calcext:value-type="float">
            <text:p>1</text:p>
          </table:table-cell>
          <table:table-cell table:formula="of:=((1-[.$C$4])^[.B81])^[.$C$3]" office:value-type="float" office:value="0.000000000069476366188073" calcext:value-type="float">
            <text:p>6.9476366188073E-011</text:p>
          </table:table-cell>
          <table:table-cell table:formula="of:=((1-[.$C$4])^([.B81]+1))^[.$C$3]" office:value-type="float" office:value="0.0000000000506482709511052" calcext:value-type="float">
            <text:p>5.06482709511052E-011</text:p>
          </table:table-cell>
          <table:table-cell table:formula="of:=([.D81]-[.E81])*[.B81]" office:value-type="float" office:value="0.00000000139327904753562" calcext:value-type="float">
            <text:p>1.39327904753562E-009</text:p>
          </table:table-cell>
          <table:table-cell table:number-columns-repeated="7"/>
        </table:table-row>
        <table:table-row table:style-name="ro1">
          <table:table-cell/>
          <table:table-cell table:formula="of:=[.B81]+1" office:value-type="float" office:value="75" calcext:value-type="float">
            <text:p>75</text:p>
          </table:table-cell>
          <table:table-cell table:formula="of:=1-(1-[.$C$4])^(([.B82]+1)^[.$C$3])" office:value-type="float" office:value="1" calcext:value-type="float">
            <text:p>1</text:p>
          </table:table-cell>
          <table:table-cell table:formula="of:=((1-[.$C$4])^[.B82])^[.$C$3]" office:value-type="float" office:value="0.0000000000506482709511052" calcext:value-type="float">
            <text:p>5.06482709511052E-011</text:p>
          </table:table-cell>
          <table:table-cell table:formula="of:=((1-[.$C$4])^([.B82]+1))^[.$C$3]" office:value-type="float" office:value="0.0000000000369225895233557" calcext:value-type="float">
            <text:p>3.69225895233557E-011</text:p>
          </table:table-cell>
          <table:table-cell table:formula="of:=([.D82]-[.E82])*[.B82]" office:value-type="float" office:value="0.00000000102942610708121" calcext:value-type="float">
            <text:p>0.000000001</text:p>
          </table:table-cell>
          <table:table-cell table:number-columns-repeated="7"/>
        </table:table-row>
        <table:table-row table:style-name="ro1">
          <table:table-cell/>
          <table:table-cell table:formula="of:=[.B82]+1" office:value-type="float" office:value="76" calcext:value-type="float">
            <text:p>76</text:p>
          </table:table-cell>
          <table:table-cell table:formula="of:=1-(1-[.$C$4])^(([.B83]+1)^[.$C$3])" office:value-type="float" office:value="1" calcext:value-type="float">
            <text:p>1</text:p>
          </table:table-cell>
          <table:table-cell table:formula="of:=((1-[.$C$4])^[.B83])^[.$C$3]" office:value-type="float" office:value="0.0000000000369225895233557" calcext:value-type="float">
            <text:p>3.69225895233557E-011</text:p>
          </table:table-cell>
          <table:table-cell table:formula="of:=((1-[.$C$4])^([.B83]+1))^[.$C$3]" office:value-type="float" office:value="0.0000000000269165677625263" calcext:value-type="float">
            <text:p>2.69165677625263E-011</text:p>
          </table:table-cell>
          <table:table-cell table:formula="of:=([.D83]-[.E83])*[.B83]" office:value-type="float" office:value="0.000000000760457653823035" calcext:value-type="float">
            <text:p>7.60457653823035E-010</text:p>
          </table:table-cell>
          <table:table-cell table:number-columns-repeated="7"/>
        </table:table-row>
        <table:table-row table:style-name="ro1">
          <table:table-cell/>
          <table:table-cell table:formula="of:=[.B83]+1" office:value-type="float" office:value="77" calcext:value-type="float">
            <text:p>77</text:p>
          </table:table-cell>
          <table:table-cell table:formula="of:=1-(1-[.$C$4])^(([.B84]+1)^[.$C$3])" office:value-type="float" office:value="1" calcext:value-type="float">
            <text:p>1</text:p>
          </table:table-cell>
          <table:table-cell table:formula="of:=((1-[.$C$4])^[.B84])^[.$C$3]" office:value-type="float" office:value="0.0000000000269165677625263" calcext:value-type="float">
            <text:p>2.69165677625263E-011</text:p>
          </table:table-cell>
          <table:table-cell table:formula="of:=((1-[.$C$4])^([.B84]+1))^[.$C$3]" office:value-type="float" office:value="0.0000000000196221778988817" calcext:value-type="float">
            <text:p>1.96221778988817E-011</text:p>
          </table:table-cell>
          <table:table-cell table:formula="of:=([.D84]-[.E84])*[.B84]" office:value-type="float" office:value="0.000000000561668019500636" calcext:value-type="float">
            <text:p>5.61668019500636E-010</text:p>
          </table:table-cell>
          <table:table-cell table:number-columns-repeated="7"/>
        </table:table-row>
        <table:table-row table:style-name="ro1">
          <table:table-cell/>
          <table:table-cell table:formula="of:=[.B84]+1" office:value-type="float" office:value="78" calcext:value-type="float">
            <text:p>78</text:p>
          </table:table-cell>
          <table:table-cell table:formula="of:=1-(1-[.$C$4])^(([.B85]+1)^[.$C$3])" office:value-type="float" office:value="1" calcext:value-type="float">
            <text:p>1</text:p>
          </table:table-cell>
          <table:table-cell table:formula="of:=((1-[.$C$4])^[.B85])^[.$C$3]" office:value-type="float" office:value="0.0000000000196221778988817" calcext:value-type="float">
            <text:p>1.96221778988817E-011</text:p>
          </table:table-cell>
          <table:table-cell table:formula="of:=((1-[.$C$4])^([.B85]+1))^[.$C$3]" office:value-type="float" office:value="0.0000000000143045676882847" calcext:value-type="float">
            <text:p>1.43045676882847E-011</text:p>
          </table:table-cell>
          <table:table-cell table:formula="of:=([.D85]-[.E85])*[.B85]" office:value-type="float" office:value="0.000000000414773596426561" calcext:value-type="float">
            <text:p>4.14773596426561E-010</text:p>
          </table:table-cell>
          <table:table-cell table:number-columns-repeated="7"/>
        </table:table-row>
        <table:table-row table:style-name="ro1">
          <table:table-cell/>
          <table:table-cell table:formula="of:=[.B85]+1" office:value-type="float" office:value="79" calcext:value-type="float">
            <text:p>79</text:p>
          </table:table-cell>
          <table:table-cell table:formula="of:=1-(1-[.$C$4])^(([.B86]+1)^[.$C$3])" office:value-type="float" office:value="1" calcext:value-type="float">
            <text:p>1</text:p>
          </table:table-cell>
          <table:table-cell table:formula="of:=((1-[.$C$4])^[.B86])^[.$C$3]" office:value-type="float" office:value="0.0000000000143045676882847" calcext:value-type="float">
            <text:p>1.43045676882847E-011</text:p>
          </table:table-cell>
          <table:table-cell table:formula="of:=((1-[.$C$4])^([.B86]+1))^[.$C$3]" office:value-type="float" office:value="0.0000000000104280298447596" calcext:value-type="float">
            <text:p>1.04280298447596E-011</text:p>
          </table:table-cell>
          <table:table-cell table:formula="of:=([.D86]-[.E86])*[.B86]" office:value-type="float" office:value="0.000000000306246489638488" calcext:value-type="float">
            <text:p>3.06246489638488E-010</text:p>
          </table:table-cell>
          <table:table-cell table:number-columns-repeated="7"/>
        </table:table-row>
        <table:table-row table:style-name="ro1">
          <table:table-cell/>
          <table:table-cell table:formula="of:=[.B86]+1" office:value-type="float" office:value="80" calcext:value-type="float">
            <text:p>80</text:p>
          </table:table-cell>
          <table:table-cell table:formula="of:=1-(1-[.$C$4])^(([.B87]+1)^[.$C$3])" office:value-type="float" office:value="1" calcext:value-type="float">
            <text:p>1</text:p>
          </table:table-cell>
          <table:table-cell table:formula="of:=((1-[.$C$4])^[.B87])^[.$C$3]" office:value-type="float" office:value="0.0000000000104280298447596" calcext:value-type="float">
            <text:p>1.04280298447596E-011</text:p>
          </table:table-cell>
          <table:table-cell table:formula="of:=((1-[.$C$4])^([.B87]+1))^[.$C$3]" office:value-type="float" office:value="0.00000000000760203375682973" calcext:value-type="float">
            <text:p>7.60203375682973E-012</text:p>
          </table:table-cell>
          <table:table-cell table:formula="of:=([.D87]-[.E87])*[.B87]" office:value-type="float" office:value="0.000000000226079687034388" calcext:value-type="float">
            <text:p>2.26079687034388E-010</text:p>
          </table:table-cell>
          <table:table-cell table:number-columns-repeated="7"/>
        </table:table-row>
        <table:table-row table:style-name="ro1">
          <table:table-cell/>
          <table:table-cell table:formula="of:=[.B87]+1" office:value-type="float" office:value="81" calcext:value-type="float">
            <text:p>81</text:p>
          </table:table-cell>
          <table:table-cell table:formula="of:=1-(1-[.$C$4])^(([.B88]+1)^[.$C$3])" office:value-type="float" office:value="1" calcext:value-type="float">
            <text:p>1</text:p>
          </table:table-cell>
          <table:table-cell table:formula="of:=((1-[.$C$4])^[.B88])^[.$C$3]" office:value-type="float" office:value="0.00000000000760203375682973" calcext:value-type="float">
            <text:p>7.60203375682973E-012</text:p>
          </table:table-cell>
          <table:table-cell table:formula="of:=((1-[.$C$4])^([.B88]+1))^[.$C$3]" office:value-type="float" office:value="0.00000000000554188260872887" calcext:value-type="float">
            <text:p>5.54188260872887E-012</text:p>
          </table:table-cell>
          <table:table-cell table:formula="of:=([.D88]-[.E88])*[.B88]" office:value-type="float" office:value="0.00000000016687224299617" calcext:value-type="float">
            <text:p>1.6687224299617E-0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05:51:00.886665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5-01-26T23:46:21.447618457</meta:creation-date>
    <dc:date>2015-01-28T08:14:32.548343613</dc:date>
    <dc:creator>Nathan Geffen</dc:creator>
    <meta:editing-duration>PT1H14M32S</meta:editing-duration>
    <meta:editing-cycles>4</meta:editing-cycles>
    <meta:generator>LibreOffice/4.2.7.2$Linux_X86_64 LibreOffice_project/420m0$Build-2</meta:generator>
    <meta:document-statistic meta:table-count="1" meta:cell-count="476" meta:object-count="0"/>
  </office:meta>
</office:document-meta>
</file>